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T19_25" style:family="text"/>
    <style:style style:name="T19_26" style:family="text">
      <style:text-properties fo:color="#1155cc" style:text-underline-style="solid" style:text-underline-color="font-color"/>
    </style:style>
    <style:style style:name="T19_27" style:family="text"/>
    <style:style style:name="T19_28" style:family="text">
      <style:text-properties fo:color="#1155cc" style:text-underline-style="solid" style:text-underline-color="font-color"/>
    </style:style>
    <style:style style:name="T19_29" style:family="text"/>
    <style:style style:name="T19_30" style:family="text">
      <style:text-properties fo:color="#1155cc" style:text-underline-style="solid" style:text-underline-color="font-color"/>
    </style:style>
    <style:style style:name="T19_31" style:family="text"/>
    <style:style style:name="T19_32" style:family="text">
      <style:text-properties fo:color="#1155cc" style:text-underline-style="solid" style:text-underline-color="font-color"/>
    </style:style>
    <style:style style:name="T19_33" style:family="text"/>
    <style:style style:name="T19_34" style:family="text">
      <style:text-properties fo:color="#1155cc" style:text-underline-style="solid" style:text-underline-color="font-color"/>
    </style:style>
    <style:style style:name="T19_35" style:family="text"/>
    <style:style style:name="T19_36" style:family="text">
      <style:text-properties fo:color="#1155cc" style:text-underline-style="solid" style:text-underline-color="font-color"/>
    </style:style>
    <style:style style:name="T19_37" style:family="text"/>
    <style:style style:name="T19_38" style:family="text">
      <style:text-properties fo:color="#1155cc" style:text-underline-style="solid" style:text-underline-color="font-color"/>
    </style:style>
    <style:style style:name="T19_39" style:family="text"/>
    <style:style style:name="T19_40" style:family="text">
      <style:text-properties fo:color="#1155cc" style:text-underline-style="solid" style:text-underline-color="font-color"/>
    </style:style>
    <style:style style:name="T19_41" style:family="text"/>
    <style:style style:name="T19_42" style:family="text">
      <style:text-properties fo:color="#1155cc" style:text-underline-style="solid" style:text-underline-color="font-color"/>
    </style:style>
    <style:style style:name="T19_43" style:family="text"/>
    <style:style style:name="T19_44" style:family="text">
      <style:text-properties fo:color="#1155cc" style:text-underline-style="solid" style:text-underline-color="font-color"/>
    </style:style>
    <style:style style:name="T19_45" style:family="text"/>
    <style:style style:name="T19_46" style:family="text">
      <style:text-properties fo:color="#1155cc" style:text-underline-style="solid" style:text-underline-color="font-color"/>
    </style:style>
    <style:style style:name="T19_47" style:family="text"/>
    <style:style style:name="T19_48" style:family="text">
      <style:text-properties fo:color="#1155cc" style:text-underline-style="solid" style:text-underline-color="font-color"/>
    </style:style>
    <style:style style:name="T19_49" style:family="text"/>
    <style:style style:name="T19_50" style:family="text">
      <style:text-properties fo:color="#1155cc" style:text-underline-style="solid" style:text-underline-color="font-color"/>
    </style:style>
    <style:style style:name="T19_51" style:family="text"/>
    <style:style style:name="T19_52" style:family="text">
      <style:text-properties fo:color="#1155cc" style:text-underline-style="solid" style:text-underline-color="font-color"/>
    </style:style>
    <style:style style:name="T19_53" style:family="text"/>
    <style:style style:name="T19_54" style:family="text">
      <style:text-properties fo:color="#1155cc" style:text-underline-style="solid" style:text-underline-color="font-color"/>
    </style:style>
    <style:style style:name="T19_55" style:family="text"/>
    <style:style style:name="T19_56" style:family="text">
      <style:text-properties fo:color="#1155cc" style:text-underline-style="solid" style:text-underline-color="font-color"/>
    </style:style>
    <style:style style:name="T19_57" style:family="text"/>
    <style:style style:name="T19_58" style:family="text">
      <style:text-properties fo:color="#1155cc" style:text-underline-style="solid" style:text-underline-color="font-color"/>
    </style:style>
    <style:style style:name="T19_59" style:family="text"/>
    <style:style style:name="T19_60" style:family="text">
      <style:text-properties fo:color="#1155cc" style:text-underline-style="solid" style:text-underline-color="font-color"/>
    </style:style>
    <style:style style:name="T19_61" style:family="text"/>
    <style:style style:name="T19_62" style:family="text">
      <style:text-properties fo:color="#1155cc" style:text-underline-style="solid" style:text-underline-color="font-color"/>
    </style:style>
    <style:style style:name="T19_63" style:family="text"/>
    <style:style style:name="T19_64" style:family="text">
      <style:text-properties fo:color="#1155cc" style:text-underline-style="solid" style:text-underline-color="font-color"/>
    </style:style>
    <style:style style:name="T19_65" style:family="text"/>
    <style:style style:name="T19_66" style:family="text">
      <style:text-properties fo:color="#1155cc" style:text-underline-style="solid" style:text-underline-color="font-color"/>
    </style:style>
    <style:style style:name="T19_67" style:family="text"/>
    <style:style style:name="T19_68" style:family="text">
      <style:text-properties fo:color="#1155cc" style:text-underline-style="solid" style:text-underline-color="font-color"/>
    </style:style>
    <style:style style:name="T19_69" style:family="text"/>
    <style:style style:name="T19_70" style:family="text">
      <style:text-properties fo:color="#1155cc" style:text-underline-style="solid" style:text-underline-color="font-color"/>
    </style:style>
    <style:style style:name="T19_71" style:family="text"/>
    <style:style style:name="T19_72" style:family="text">
      <style:text-properties fo:color="#1155cc" style:text-underline-style="solid" style:text-underline-color="font-color"/>
    </style:style>
    <style:style style:name="T19_73" style:family="text"/>
    <style:style style:name="T19_74" style:family="text">
      <style:text-properties fo:color="#1155cc" style:text-underline-style="solid" style:text-underline-color="font-color"/>
    </style:style>
    <style:style style:name="T19_75" style:family="text"/>
    <style:style style:name="T19_76" style:family="text">
      <style:text-properties fo:color="#1155cc" style:text-underline-style="solid" style:text-underline-color="font-color"/>
    </style:style>
    <style:style style:name="T19_77" style:family="text"/>
    <style:style style:name="T19_78" style:family="text">
      <style:text-properties fo:color="#1155cc" style:text-underline-style="solid" style:text-underline-color="font-color"/>
    </style:style>
    <style:style style:name="T19_79" style:family="text"/>
    <style:style style:name="T19_80" style:family="text">
      <style:text-properties fo:color="#1155cc" style:text-underline-style="solid" style:text-underline-color="font-color"/>
    </style:style>
    <style:style style:name="T19_81" style:family="text"/>
    <style:style style:name="T19_8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T20_23" style:family="text"/>
    <style:style style:name="T20_24" style:family="text">
      <style:text-properties fo:color="#1155cc" style:text-underline-style="solid" style:text-underline-color="font-color"/>
    </style:style>
    <style:style style:name="T20_25" style:family="text"/>
    <style:style style:name="T20_26" style:family="text">
      <style:text-properties fo:color="#1155cc" style:text-underline-style="solid" style:text-underline-color="font-color"/>
    </style:style>
    <style:style style:name="T20_27" style:family="text"/>
    <style:style style:name="T20_28" style:family="text">
      <style:text-properties fo:color="#1155cc" style:text-underline-style="solid" style:text-underline-color="font-color"/>
    </style:style>
    <style:style style:name="T20_29" style:family="text"/>
    <style:style style:name="T20_30" style:family="text">
      <style:text-properties fo:color="#1155cc" style:text-underline-style="solid" style:text-underline-color="font-color"/>
    </style:style>
    <style:style style:name="T20_31" style:family="text"/>
    <style:style style:name="T20_32" style:family="text">
      <style:text-properties fo:color="#1155cc" style:text-underline-style="solid" style:text-underline-color="font-color"/>
    </style:style>
    <style:style style:name="T20_33" style:family="text"/>
    <style:style style:name="T20_34" style:family="text">
      <style:text-properties fo:color="#1155cc" style:text-underline-style="solid" style:text-underline-color="font-color"/>
    </style:style>
    <style:style style:name="T20_35" style:family="text"/>
    <style:style style:name="T20_36" style:family="text">
      <style:text-properties fo:color="#1155cc" style:text-underline-style="solid" style:text-underline-color="font-color"/>
    </style:style>
    <style:style style:name="T20_37" style:family="text"/>
    <style:style style:name="T20_38" style:family="text">
      <style:text-properties fo:color="#1155cc" style:text-underline-style="solid" style:text-underline-color="font-color"/>
    </style:style>
    <style:style style:name="T20_39" style:family="text"/>
    <style:style style:name="T20_40" style:family="text">
      <style:text-properties fo:color="#1155cc" style:text-underline-style="solid" style:text-underline-color="font-color"/>
    </style:style>
    <style:style style:name="T20_41" style:family="text"/>
    <style:style style:name="T20_42" style:family="text">
      <style:text-properties fo:color="#1155cc" style:text-underline-style="solid" style:text-underline-color="font-color"/>
    </style:style>
    <style:style style:name="T20_43" style:family="text"/>
    <style:style style:name="T20_44" style:family="text">
      <style:text-properties fo:color="#1155cc" style:text-underline-style="solid" style:text-underline-color="font-color"/>
    </style:style>
    <style:style style:name="T20_45" style:family="text"/>
    <style:style style:name="T20_46" style:family="text">
      <style:text-properties fo:color="#1155cc" style:text-underline-style="solid" style:text-underline-color="font-color"/>
    </style:style>
    <style:style style:name="T20_47" style:family="text"/>
    <style:style style:name="T20_48" style:family="text">
      <style:text-properties fo:color="#1155cc" style:text-underline-style="solid" style:text-underline-color="font-color"/>
    </style:style>
    <style:style style:name="T20_49" style:family="text"/>
    <style:style style:name="T20_50" style:family="text">
      <style:text-properties fo:color="#1155cc" style:text-underline-style="solid" style:text-underline-color="font-color"/>
    </style:style>
    <style:style style:name="T20_51" style:family="text"/>
    <style:style style:name="T20_52" style:family="text">
      <style:text-properties fo:color="#1155cc" style:text-underline-style="solid" style:text-underline-color="font-color"/>
    </style:style>
    <style:style style:name="T20_53" style:family="text"/>
    <style:style style:name="T20_54" style:family="text">
      <style:text-properties fo:color="#1155cc" style:text-underline-style="solid" style:text-underline-color="font-color"/>
    </style:style>
    <style:style style:name="T20_55" style:family="text"/>
    <style:style style:name="T20_56" style:family="text">
      <style:text-properties fo:color="#1155cc" style:text-underline-style="solid" style:text-underline-color="font-color"/>
    </style:style>
    <style:style style:name="T20_57" style:family="text"/>
    <style:style style:name="T20_58" style:family="text">
      <style:text-properties fo:color="#1155cc" style:text-underline-style="solid" style:text-underline-color="font-color"/>
    </style:style>
    <style:style style:name="T20_59" style:family="text"/>
    <style:style style:name="T20_60" style:family="text">
      <style:text-properties fo:color="#1155cc" style:text-underline-style="solid" style:text-underline-color="font-color"/>
    </style:style>
    <style:style style:name="T20_61" style:family="text"/>
    <style:style style:name="T20_62" style:family="text">
      <style:text-properties fo:color="#1155cc" style:text-underline-style="solid" style:text-underline-color="font-color"/>
    </style:style>
    <style:style style:name="T20_63" style:family="text"/>
    <style:style style:name="T20_64" style:family="text">
      <style:text-properties fo:color="#1155cc" style:text-underline-style="solid" style:text-underline-color="font-color"/>
    </style:style>
    <style:style style:name="T20_65" style:family="text"/>
    <style:style style:name="T20_6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T22_21" style:family="text"/>
    <style:style style:name="T22_22" style:family="text">
      <style:text-properties fo:color="#1155cc" style:text-underline-style="solid" style:text-underline-color="font-color"/>
    </style:style>
    <style:style style:name="T22_23" style:family="text"/>
    <style:style style:name="T22_24" style:family="text">
      <style:text-properties fo:color="#1155cc" style:text-underline-style="solid" style:text-underline-color="font-color"/>
    </style:style>
    <style:style style:name="T22_25" style:family="text"/>
    <style:style style:name="T22_26" style:family="text">
      <style:text-properties fo:color="#1155cc" style:text-underline-style="solid" style:text-underline-color="font-color"/>
    </style:style>
    <style:style style:name="T22_27" style:family="text"/>
    <style:style style:name="T22_28" style:family="text">
      <style:text-properties fo:color="#1155cc" style:text-underline-style="solid" style:text-underline-color="font-color"/>
    </style:style>
    <style:style style:name="T22_29" style:family="text"/>
    <style:style style:name="T22_30" style:family="text">
      <style:text-properties fo:color="#1155cc" style:text-underline-style="solid" style:text-underline-color="font-color"/>
    </style:style>
    <style:style style:name="T22_31" style:family="text"/>
    <style:style style:name="T22_32" style:family="text">
      <style:text-properties fo:color="#1155cc" style:text-underline-style="solid" style:text-underline-color="font-color"/>
    </style:style>
    <style:style style:name="T22_33" style:family="text"/>
    <style:style style:name="T22_34" style:family="text">
      <style:text-properties fo:color="#1155cc" style:text-underline-style="solid" style:text-underline-color="font-color"/>
    </style:style>
    <style:style style:name="T22_35" style:family="text"/>
    <style:style style:name="T22_36" style:family="text">
      <style:text-properties fo:color="#1155cc" style:text-underline-style="solid" style:text-underline-color="font-color"/>
    </style:style>
    <style:style style:name="T22_37" style:family="text"/>
    <style:style style:name="T22_38" style:family="text">
      <style:text-properties fo:color="#1155cc" style:text-underline-style="solid" style:text-underline-color="font-color"/>
    </style:style>
    <style:style style:name="T22_39" style:family="text"/>
    <style:style style:name="T22_40" style:family="text">
      <style:text-properties fo:color="#1155cc" style:text-underline-style="solid" style:text-underline-color="font-color"/>
    </style:style>
    <style:style style:name="T22_41" style:family="text"/>
    <style:style style:name="T22_42" style:family="text">
      <style:text-properties fo:color="#1155cc" style:text-underline-style="solid" style:text-underline-color="font-color"/>
    </style:style>
    <style:style style:name="T22_43" style:family="text"/>
    <style:style style:name="T22_44" style:family="text">
      <style:text-properties fo:color="#1155cc" style:text-underline-style="solid" style:text-underline-color="font-color"/>
    </style:style>
    <style:style style:name="T22_45" style:family="text"/>
    <style:style style:name="T22_46" style:family="text">
      <style:text-properties fo:color="#1155cc" style:text-underline-style="solid" style:text-underline-color="font-color"/>
    </style:style>
    <style:style style:name="T22_47" style:family="text"/>
    <style:style style:name="T22_48" style:family="text">
      <style:text-properties fo:color="#1155cc" style:text-underline-style="solid" style:text-underline-color="font-color"/>
    </style:style>
    <style:style style:name="T22_49" style:family="text"/>
    <style:style style:name="T22_50" style:family="text">
      <style:text-properties fo:color="#1155cc" style:text-underline-style="solid" style:text-underline-color="font-color"/>
    </style:style>
    <style:style style:name="T22_51" style:family="text"/>
    <style:style style:name="T22_52" style:family="text">
      <style:text-properties fo:color="#1155cc" style:text-underline-style="solid" style:text-underline-color="font-color"/>
    </style:style>
    <style:style style:name="T22_53" style:family="text"/>
    <style:style style:name="T22_54" style:family="text">
      <style:text-properties fo:color="#1155cc" style:text-underline-style="solid" style:text-underline-color="font-color"/>
    </style:style>
    <style:style style:name="T22_55" style:family="text"/>
    <style:style style:name="T22_56" style:family="text">
      <style:text-properties fo:color="#1155cc" style:text-underline-style="solid" style:text-underline-color="font-color"/>
    </style:style>
    <style:style style:name="T22_57" style:family="text"/>
    <style:style style:name="T22_58" style:family="text">
      <style:text-properties fo:color="#1155cc" style:text-underline-style="solid" style:text-underline-color="font-color"/>
    </style:style>
    <style:style style:name="T22_59" style:family="text"/>
    <style:style style:name="T22_60" style:family="text">
      <style:text-properties fo:color="#1155cc" style:text-underline-style="solid" style:text-underline-color="font-color"/>
    </style:style>
    <style:style style:name="T22_61" style:family="text"/>
    <style:style style:name="T22_62" style:family="text">
      <style:text-properties fo:color="#1155cc" style:text-underline-style="solid" style:text-underline-color="font-color"/>
    </style:style>
    <style:style style:name="T22_63" style:family="text"/>
    <style:style style:name="T22_64" style:family="text">
      <style:text-properties fo:color="#1155cc" style:text-underline-style="solid" style:text-underline-color="font-color"/>
    </style:style>
    <style:style style:name="T22_65" style:family="text"/>
    <style:style style:name="T22_66" style:family="text">
      <style:text-properties fo:color="#1155cc" style:text-underline-style="solid" style:text-underline-color="font-color"/>
    </style:style>
    <style:style style:name="T22_67" style:family="text"/>
    <style:style style:name="T22_68" style:family="text">
      <style:text-properties fo:color="#1155cc" style:text-underline-style="solid" style:text-underline-color="font-color"/>
    </style:style>
    <style:style style:name="T22_69" style:family="text"/>
    <style:style style:name="T22_70" style:family="text">
      <style:text-properties fo:color="#1155cc" style:text-underline-style="solid" style:text-underline-color="font-color"/>
    </style:style>
    <style:style style:name="T22_71" style:family="text"/>
    <style:style style:name="T22_72" style:family="text">
      <style:text-properties fo:color="#1155cc" style:text-underline-style="solid" style:text-underline-color="font-color"/>
    </style:style>
    <style:style style:name="T22_73" style:family="text"/>
    <style:style style:name="T22_74" style:family="text">
      <style:text-properties fo:color="#1155cc" style:text-underline-style="solid" style:text-underline-color="font-color"/>
    </style:style>
    <style:style style:name="T22_75" style:family="text"/>
    <style:style style:name="T22_76" style:family="text">
      <style:text-properties fo:color="#1155cc" style:text-underline-style="solid" style:text-underline-color="font-color"/>
    </style:style>
    <style:style style:name="T22_77" style:family="text"/>
    <style:style style:name="T22_78" style:family="text">
      <style:text-properties fo:color="#1155cc" style:text-underline-style="solid" style:text-underline-color="font-color"/>
    </style:style>
    <style:style style:name="T22_79" style:family="text"/>
    <style:style style:name="T22_80" style:family="text">
      <style:text-properties fo:color="#1155cc" style:text-underline-style="solid" style:text-underline-color="font-color"/>
    </style:style>
    <style:style style:name="T22_81" style:family="text"/>
    <style:style style:name="T22_8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>
      <style:text-properties fo:color="#1155cc" style:text-underline-style="solid" style:text-underline-color="font-color"/>
    </style:style>
    <style:style style:name="T24_31" style:family="text"/>
    <style:style style:name="T24_32" style:family="text">
      <style:text-properties fo:color="#1155cc" style:text-underline-style="solid" style:text-underline-color="font-color"/>
    </style:style>
    <style:style style:name="T24_33" style:family="text"/>
    <style:style style:name="T24_34" style:family="text">
      <style:text-properties fo:color="#1155cc" style:text-underline-style="solid" style:text-underline-color="font-color"/>
    </style:style>
    <style:style style:name="T24_35" style:family="text"/>
    <style:style style:name="T24_36" style:family="text">
      <style:text-properties fo:color="#1155cc" style:text-underline-style="solid" style:text-underline-color="font-color"/>
    </style:style>
    <style:style style:name="T24_37" style:family="text"/>
    <style:style style:name="T24_38" style:family="text">
      <style:text-properties fo:color="#1155cc" style:text-underline-style="solid" style:text-underline-color="font-color"/>
    </style:style>
    <style:style style:name="T24_39" style:family="text"/>
    <style:style style:name="T24_40" style:family="text">
      <style:text-properties fo:color="#1155cc" style:text-underline-style="solid" style:text-underline-color="font-color"/>
    </style:style>
    <style:style style:name="T24_41" style:family="text"/>
    <style:style style:name="T24_42" style:family="text">
      <style:text-properties fo:color="#1155cc" style:text-underline-style="solid" style:text-underline-color="font-color"/>
    </style:style>
    <style:style style:name="T24_43" style:family="text"/>
    <style:style style:name="T24_44" style:family="text">
      <style:text-properties fo:color="#1155cc" style:text-underline-style="solid" style:text-underline-color="font-color"/>
    </style:style>
    <style:style style:name="T24_45" style:family="text"/>
    <style:style style:name="T24_46" style:family="text">
      <style:text-properties fo:color="#1155cc" style:text-underline-style="solid" style:text-underline-color="font-color"/>
    </style:style>
    <style:style style:name="T24_47" style:family="text"/>
    <style:style style:name="T24_48" style:family="text">
      <style:text-properties fo:color="#1155cc" style:text-underline-style="solid" style:text-underline-color="font-color"/>
    </style:style>
    <style:style style:name="T24_49" style:family="text"/>
    <style:style style:name="T24_50" style:family="text">
      <style:text-properties fo:color="#1155cc" style:text-underline-style="solid" style:text-underline-color="font-color"/>
    </style:style>
    <style:style style:name="T24_51" style:family="text"/>
    <style:style style:name="T24_52" style:family="text">
      <style:text-properties fo:color="#1155cc" style:text-underline-style="solid" style:text-underline-color="font-color"/>
    </style:style>
    <style:style style:name="T24_53" style:family="text"/>
    <style:style style:name="T24_54" style:family="text">
      <style:text-properties fo:color="#1155cc" style:text-underline-style="solid" style:text-underline-color="font-color"/>
    </style:style>
    <style:style style:name="T24_55" style:family="text"/>
    <style:style style:name="T24_56" style:family="text">
      <style:text-properties fo:color="#1155cc" style:text-underline-style="solid" style:text-underline-color="font-color"/>
    </style:style>
    <style:style style:name="T24_57" style:family="text"/>
    <style:style style:name="T24_58" style:family="text">
      <style:text-properties fo:color="#1155cc" style:text-underline-style="solid" style:text-underline-color="font-color"/>
    </style:style>
    <style:style style:name="T24_59" style:family="text"/>
    <style:style style:name="T24_60" style:family="text">
      <style:text-properties fo:color="#1155cc" style:text-underline-style="solid" style:text-underline-color="font-color"/>
    </style:style>
    <style:style style:name="T24_61" style:family="text"/>
    <style:style style:name="T24_62" style:family="text">
      <style:text-properties fo:color="#1155cc" style:text-underline-style="solid" style:text-underline-color="font-color"/>
    </style:style>
    <style:style style:name="T24_63" style:family="text"/>
    <style:style style:name="T24_64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T28_28" style:family="text">
      <style:text-properties fo:color="#1155cc" style:text-underline-style="solid" style:text-underline-color="font-color"/>
    </style:style>
    <style:style style:name="T28_29" style:family="text"/>
    <style:style style:name="T28_30" style:family="text">
      <style:text-properties fo:color="#1155cc" style:text-underline-style="solid" style:text-underline-color="font-color"/>
    </style:style>
    <style:style style:name="T28_31" style:family="text"/>
    <style:style style:name="T28_32" style:family="text">
      <style:text-properties fo:color="#1155cc" style:text-underline-style="solid" style:text-underline-color="font-color"/>
    </style:style>
    <style:style style:name="T28_33" style:family="text"/>
    <style:style style:name="T28_34" style:family="text">
      <style:text-properties fo:color="#1155cc" style:text-underline-style="solid" style:text-underline-color="font-color"/>
    </style:style>
    <style:style style:name="T28_35" style:family="text"/>
    <style:style style:name="T28_36" style:family="text">
      <style:text-properties fo:color="#1155cc" style:text-underline-style="solid" style:text-underline-color="font-color"/>
    </style:style>
    <style:style style:name="T28_37" style:family="text"/>
    <style:style style:name="T28_38" style:family="text">
      <style:text-properties fo:color="#1155cc" style:text-underline-style="solid" style:text-underline-color="font-color"/>
    </style:style>
    <style:style style:name="T28_39" style:family="text"/>
    <style:style style:name="T28_40" style:family="text">
      <style:text-properties fo:color="#1155cc" style:text-underline-style="solid" style:text-underline-color="font-color"/>
    </style:style>
    <style:style style:name="T28_41" style:family="text"/>
    <style:style style:name="T28_42" style:family="text">
      <style:text-properties fo:color="#1155cc" style:text-underline-style="solid" style:text-underline-color="font-color"/>
    </style:style>
    <style:style style:name="T28_43" style:family="text"/>
    <style:style style:name="T28_44" style:family="text">
      <style:text-properties fo:color="#1155cc" style:text-underline-style="solid" style:text-underline-color="font-color"/>
    </style:style>
    <style:style style:name="T28_45" style:family="text"/>
    <style:style style:name="T28_46" style:family="text">
      <style:text-properties fo:color="#1155cc" style:text-underline-style="solid" style:text-underline-color="font-color"/>
    </style:style>
    <style:style style:name="T28_47" style:family="text"/>
    <style:style style:name="T28_48" style:family="text">
      <style:text-properties fo:color="#1155cc" style:text-underline-style="solid" style:text-underline-color="font-color"/>
    </style:style>
    <style:style style:name="T28_49" style:family="text"/>
    <style:style style:name="T28_50" style:family="text">
      <style:text-properties fo:color="#1155cc" style:text-underline-style="solid" style:text-underline-color="font-color"/>
    </style:style>
    <style:style style:name="T28_51" style:family="text"/>
    <style:style style:name="T28_52" style:family="text">
      <style:text-properties fo:color="#1155cc" style:text-underline-style="solid" style:text-underline-color="font-color"/>
    </style:style>
    <style:style style:name="T28_53" style:family="text"/>
    <style:style style:name="T28_54" style:family="text">
      <style:text-properties fo:color="#1155cc" style:text-underline-style="solid" style:text-underline-color="font-color"/>
    </style:style>
    <style:style style:name="T28_55" style:family="text"/>
    <style:style style:name="T28_56" style:family="text">
      <style:text-properties fo:color="#1155cc" style:text-underline-style="solid" style:text-underline-color="font-color"/>
    </style:style>
    <style:style style:name="T28_57" style:family="text"/>
    <style:style style:name="T28_58" style:family="text">
      <style:text-properties fo:color="#1155cc" style:text-underline-style="solid" style:text-underline-color="font-color"/>
    </style:style>
    <style:style style:name="T28_59" style:family="text"/>
    <style:style style:name="T28_60" style:family="text">
      <style:text-properties fo:color="#1155cc" style:text-underline-style="solid" style:text-underline-color="font-color"/>
    </style:style>
    <style:style style:name="T28_61" style:family="text"/>
    <style:style style:name="T28_62" style:family="text">
      <style:text-properties fo:color="#1155cc" style:text-underline-style="solid" style:text-underline-color="font-color"/>
    </style:style>
    <style:style style:name="T28_63" style:family="text"/>
    <style:style style:name="T28_64" style:family="text">
      <style:text-properties fo:color="#1155cc" style:text-underline-style="solid" style:text-underline-color="font-color"/>
    </style:style>
    <style:style style:name="T28_65" style:family="text"/>
    <style:style style:name="T28_66" style:family="text">
      <style:text-properties fo:color="#1155cc" style:text-underline-style="solid" style:text-underline-color="font-color"/>
    </style:style>
    <style:style style:name="T28_67" style:family="text"/>
    <style:style style:name="T28_68" style:family="text">
      <style:text-properties fo:color="#1155cc" style:text-underline-style="solid" style:text-underline-color="font-color"/>
    </style:style>
    <style:style style:name="T28_69" style:family="text"/>
    <style:style style:name="T28_70" style:family="text">
      <style:text-properties fo:color="#1155cc" style:text-underline-style="solid" style:text-underline-color="font-color"/>
    </style:style>
    <style:style style:name="T28_71" style:family="text"/>
    <style:style style:name="T28_72" style:family="text">
      <style:text-properties fo:color="#1155cc" style:text-underline-style="solid" style:text-underline-color="font-color"/>
    </style:style>
    <style:style style:name="T28_73" style:family="text"/>
    <style:style style:name="T28_74" style:family="text">
      <style:text-properties fo:color="#1155cc" style:text-underline-style="solid" style:text-underline-color="font-color"/>
    </style:style>
    <style:style style:name="T28_75" style:family="text"/>
    <style:style style:name="T28_76" style:family="text">
      <style:text-properties fo:color="#1155cc" style:text-underline-style="solid" style:text-underline-color="font-color"/>
    </style:style>
    <style:style style:name="T28_77" style:family="text"/>
    <style:style style:name="T28_78" style:family="text">
      <style:text-properties fo:color="#1155cc" style:text-underline-style="solid" style:text-underline-color="font-color"/>
    </style:style>
    <style:style style:name="T28_79" style:family="text"/>
    <style:style style:name="T28_80" style:family="text">
      <style:text-properties fo:color="#1155cc" style:text-underline-style="solid" style:text-underline-color="font-color"/>
    </style:style>
    <style:style style:name="T28_81" style:family="text"/>
    <style:style style:name="T28_8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>
      <style:text-properties fo:color="#1155cc" style:text-underline-style="solid" style:text-underline-color="font-color"/>
    </style:style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T30_15" style:family="text"/>
    <style:style style:name="T30_16" style:family="text">
      <style:text-properties fo:color="#1155cc" style:text-underline-style="solid" style:text-underline-color="font-color"/>
    </style:style>
    <style:style style:name="T30_17" style:family="text"/>
    <style:style style:name="T30_18" style:family="text">
      <style:text-properties fo:color="#1155cc" style:text-underline-style="solid" style:text-underline-color="font-color"/>
    </style:style>
    <style:style style:name="T30_19" style:family="text"/>
    <style:style style:name="T30_20" style:family="text">
      <style:text-properties fo:color="#1155cc" style:text-underline-style="solid" style:text-underline-color="font-color"/>
    </style:style>
    <style:style style:name="T30_21" style:family="text"/>
    <style:style style:name="T30_22" style:family="text">
      <style:text-properties fo:color="#1155cc" style:text-underline-style="solid" style:text-underline-color="font-color"/>
    </style:style>
    <style:style style:name="T30_23" style:family="text"/>
    <style:style style:name="T30_24" style:family="text">
      <style:text-properties fo:color="#1155cc" style:text-underline-style="solid" style:text-underline-color="font-color"/>
    </style:style>
    <style:style style:name="T30_25" style:family="text"/>
    <style:style style:name="T30_26" style:family="text">
      <style:text-properties fo:color="#1155cc" style:text-underline-style="solid" style:text-underline-color="font-color"/>
    </style:style>
    <style:style style:name="T30_27" style:family="text"/>
    <style:style style:name="T30_28" style:family="text">
      <style:text-properties fo:color="#1155cc" style:text-underline-style="solid" style:text-underline-color="font-color"/>
    </style:style>
    <style:style style:name="T30_29" style:family="text"/>
    <style:style style:name="T30_30" style:family="text">
      <style:text-properties fo:color="#1155cc" style:text-underline-style="solid" style:text-underline-color="font-color"/>
    </style:style>
    <style:style style:name="T30_31" style:family="text"/>
    <style:style style:name="T30_32" style:family="text">
      <style:text-properties fo:color="#1155cc" style:text-underline-style="solid" style:text-underline-color="font-color"/>
    </style:style>
    <style:style style:name="T30_33" style:family="text"/>
    <style:style style:name="T30_34" style:family="text">
      <style:text-properties fo:color="#1155cc" style:text-underline-style="solid" style:text-underline-color="font-color"/>
    </style:style>
    <style:style style:name="T30_35" style:family="text"/>
    <style:style style:name="T30_36" style:family="text">
      <style:text-properties fo:color="#1155cc" style:text-underline-style="solid" style:text-underline-color="font-color"/>
    </style:style>
    <style:style style:name="T30_37" style:family="text"/>
    <style:style style:name="T30_38" style:family="text">
      <style:text-properties fo:color="#1155cc" style:text-underline-style="solid" style:text-underline-color="font-color"/>
    </style:style>
    <style:style style:name="T30_39" style:family="text"/>
    <style:style style:name="T30_40" style:family="text">
      <style:text-properties fo:color="#1155cc" style:text-underline-style="solid" style:text-underline-color="font-color"/>
    </style:style>
    <style:style style:name="T30_41" style:family="text"/>
    <style:style style:name="T30_42" style:family="text">
      <style:text-properties fo:color="#1155cc" style:text-underline-style="solid" style:text-underline-color="font-color"/>
    </style:style>
    <style:style style:name="T30_43" style:family="text"/>
    <style:style style:name="T30_44" style:family="text">
      <style:text-properties fo:color="#1155cc" style:text-underline-style="solid" style:text-underline-color="font-color"/>
    </style:style>
    <style:style style:name="T30_45" style:family="text"/>
    <style:style style:name="T30_46" style:family="text">
      <style:text-properties fo:color="#1155cc" style:text-underline-style="solid" style:text-underline-color="font-color"/>
    </style:style>
    <style:style style:name="T30_47" style:family="text"/>
    <style:style style:name="T30_48" style:family="text">
      <style:text-properties fo:color="#1155cc" style:text-underline-style="solid" style:text-underline-color="font-color"/>
    </style:style>
    <style:style style:name="T30_49" style:family="text"/>
    <style:style style:name="T30_50" style:family="text">
      <style:text-properties fo:color="#1155cc" style:text-underline-style="solid" style:text-underline-color="font-color"/>
    </style:style>
    <style:style style:name="T30_51" style:family="text"/>
    <style:style style:name="T30_52" style:family="text">
      <style:text-properties fo:color="#1155cc" style:text-underline-style="solid" style:text-underline-color="font-color"/>
    </style:style>
    <style:style style:name="T30_53" style:family="text"/>
    <style:style style:name="T30_54" style:family="text">
      <style:text-properties fo:color="#1155cc" style:text-underline-style="solid" style:text-underline-color="font-color"/>
    </style:style>
    <style:style style:name="T30_55" style:family="text"/>
    <style:style style:name="T30_56" style:family="text">
      <style:text-properties fo:color="#1155cc" style:text-underline-style="solid" style:text-underline-color="font-color"/>
    </style:style>
    <style:style style:name="T30_57" style:family="text"/>
    <style:style style:name="T30_58" style:family="text">
      <style:text-properties fo:color="#1155cc" style:text-underline-style="solid" style:text-underline-color="font-color"/>
    </style:style>
    <style:style style:name="T30_59" style:family="text"/>
    <style:style style:name="T30_60" style:family="text">
      <style:text-properties fo:color="#1155cc" style:text-underline-style="solid" style:text-underline-color="font-color"/>
    </style:style>
    <style:style style:name="T30_61" style:family="text"/>
    <style:style style:name="T30_62" style:family="text">
      <style:text-properties fo:color="#1155cc" style:text-underline-style="solid" style:text-underline-color="font-color"/>
    </style:style>
    <style:style style:name="T30_63" style:family="text"/>
    <style:style style:name="T30_64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rzerwijcie</text:span><text:span text:style-name="T1_2"><text:s/></text:span><text:span text:style-name="T1_3">mi</text:span><text:span text:style-name="T1_4">,<text:s/></text:span><text:span text:style-name="T1_5">jeśli</text:span><text:span text:style-name="T1_6"><text:s/></text:span><text:span text:style-name="T1_7">już</text:span><text:span text:style-name="T1_8"><text:s/></text:span><text:span text:style-name="T1_9">to</text:span><text:span text:style-name="T1_10"><text:s/></text:span><text:span text:style-name="T1_11">znacie</text:span><text:span text:style-name="T1_12"><text:s/>–<text:s/></text:span><text:span text:style-name="T1_13">młody</text:span><text:span text:style-name="T1_14"><text:s/></text:span><text:span text:style-name="T1_15">kucyk</text:span><text:span text:style-name="T1_16">,<text:s/></text:span><text:span text:style-name="T1_17">blisko</text:span><text:span text:style-name="T1_18"><text:s/></text:span><text:span text:style-name="T1_19">związany</text:span><text:span text:style-name="T1_20"><text:s/></text:span><text:span text:style-name="T1_21">z</text:span><text:span text:style-name="T1_22"><text:s/></text:span><text:span text:style-name="T1_23">księżniczką</text:span><text:span text:style-name="T1_24"><text:s/></text:span><text:span text:style-name="T1_25">Celestią</text:span><text:span text:style-name="T1_26">,<text:s/></text:span><text:span text:style-name="T1_27">acz</text:span><text:span text:style-name="T1_28"><text:s/></text:span><text:span text:style-name="T1_29">pozbawiony</text:span><text:span text:style-name="T1_30"><text:s/></text:span><text:span text:style-name="T1_31">jakichkolwiek</text:span><text:span text:style-name="T1_32"><text:s/></text:span><text:span text:style-name="T1_33">szczerych</text:span><text:span text:style-name="T1_34"><text:s/></text:span><text:span text:style-name="T1_35">przyjaciół</text:span><text:span text:style-name="T1_36"><text:s/></text:span><text:span text:style-name="T1_37">i</text:span><text:span text:style-name="T1_38"><text:s/></text:span><text:span text:style-name="T1_39">nieuznający</text:span><text:span text:style-name="T1_40"><text:s/></text:span><text:span text:style-name="T1_41">przyjaźni</text:span><text:span text:style-name="T1_42"><text:s/></text:span><text:span text:style-name="T1_43">za</text:span><text:span text:style-name="T1_44"><text:s/></text:span><text:span text:style-name="T1_45">rzecz</text:span><text:span text:style-name="T1_46"><text:s/></text:span><text:span text:style-name="T1_47">wartą</text:span><text:span text:style-name="T1_48"><text:s/></text:span><text:span text:style-name="T1_49">uwagi</text:span><text:span text:style-name="T1_50">,<text:s/></text:span><text:span text:style-name="T1_51">zostaje</text:span><text:span text:style-name="T1_52"><text:s/></text:span><text:span text:style-name="T1_53">wysłany</text:span><text:span text:style-name="T1_54"><text:s/></text:span><text:span text:style-name="T1_55">do</text:span><text:span text:style-name="T1_56"><text:s/></text:span><text:span text:style-name="T1_57">Ponyville</text:span><text:span text:style-name="T1_58">,<text:s/></text:span><text:span text:style-name="T1_59">by</text:span><text:span text:style-name="T1_60"><text:s/></text:span><text:span text:style-name="T1_61">nadzorować</text:span><text:span text:style-name="T1_62"><text:s/></text:span><text:span text:style-name="T1_63">przygotowania</text:span><text:span text:style-name="T1_64"><text:s/></text:span><text:span text:style-name="T1_65">do</text:span><text:span text:style-name="T1_66"><text:s/></text:span><text:span text:style-name="T1_67">wielkiego</text:span><text:span text:style-name="T1_68"><text:s/></text:span><text:span text:style-name="T1_69">święta</text:span><text:span text:style-name="T1_70">,<text:s/></text:span><text:span text:style-name="T1_71">poznaje</text:span><text:span text:style-name="T1_72"><text:s/></text:span><text:span text:style-name="T1_73">tam</text:span><text:span text:style-name="T1_74"><text:s/></text:span><text:span text:style-name="T1_75">nowych</text:span><text:span text:style-name="T1_76"><text:s/></text:span><text:span text:style-name="T1_77">znajomych</text:span><text:span text:style-name="T1_78">,<text:s/></text:span><text:span text:style-name="T1_79">przy</text:span><text:span text:style-name="T1_80"><text:s/></text:span><text:span text:style-name="T1_81">ich</text:span><text:span text:style-name="T1_82"><text:s/></text:span><text:span text:style-name="T1_83">pomocy</text:span><text:span text:style-name="T1_84"><text:s/></text:span><text:span text:style-name="T1_85">staje</text:span><text:span text:style-name="T1_86"><text:s/></text:span><text:span text:style-name="T1_87">do</text:span><text:span text:style-name="T1_88"><text:s/></text:span><text:span text:style-name="T1_89">walki</text:span><text:span text:style-name="T1_90"><text:s/></text:span><text:span text:style-name="T1_91">z</text:span><text:span text:style-name="T1_92"><text:s/></text:span><text:span text:style-name="T1_93">prastarym</text:span><text:span text:style-name="T1_94"><text:s/></text:span><text:span text:style-name="T1_95">wrogiem</text:span><text:span text:style-name="T1_96"><text:s/></text:span><text:span text:style-name="T1_97">Celestii</text:span><text:span text:style-name="T1_98">…<text:s/></text:span><text:span text:style-name="T1_99">Hm</text:span><text:span text:style-name="T1_100">?<text:s/></text:span><text:span text:style-name="T1_101">Coś</text:span><text:span text:style-name="T1_102"><text:s/></text:span><text:span text:style-name="T1_103">wam</text:span><text:span text:style-name="T1_104"><text:s/></text:span><text:span text:style-name="T1_105">się</text:span><text:span text:style-name="T1_106"><text:s/></text:span><text:span text:style-name="T1_107">kojarzy</text:span><text:span text:style-name="T1_108">?<text:s/></text:span><text:span text:style-name="T1_109">No</text:span><text:span text:style-name="T1_110"><text:s/></text:span><text:span text:style-name="T1_111">dobrze</text:span><text:span text:style-name="T1_112">,<text:s/></text:span><text:span text:style-name="T1_113">ostatni</text:span><text:span text:style-name="T1_114"><text:s/></text:span><text:span text:style-name="T1_115">szczegół</text:span><text:span text:style-name="T1_116"><text:s/>–<text:s/></text:span><text:span text:style-name="T1_117">tym</text:span><text:span text:style-name="T1_118"><text:s/></text:span><text:span text:style-name="T1_119">kucem</text:span><text:span text:style-name="T1_120"><text:s/></text:span><text:span text:style-name="T1_121">jest</text:span><text:span text:style-name="T1_122"><text:s/></text:span><text:span text:style-name="T1_123">książę</text:span><text:span text:style-name="T1_124"><text:s/></text:span><text:span text:style-name="T1_125">Blueblood</text:span><text:span text:style-name="T1_126">.<text:s/></text:span></text:p>
      <text:p text:style-name="P2"/>
      <text:p text:style-name="P3"><text:span text:style-name="T3_1">“</text:span><text:span text:style-name="T3_2">Stallions</text:span><text:span text:style-name="T3_3"><text:s/></text:span><text:span text:style-name="T3_4">of</text:span><text:span text:style-name="T3_5"><text:s/></text:span><text:span text:style-name="T3_6">harmony</text:span><text:span text:style-name="T3_7"><text:s/>–<text:s/></text:span><text:span text:style-name="T3_8">Longest</text:span><text:span text:style-name="T3_9"><text:s/></text:span><text:span text:style-name="T3_10">Night</text:span><text:span text:style-name="T3_11">”<text:s/></text:span><text:span text:style-name="T3_12">to</text:span><text:span text:style-name="T3_13"><text:s/></text:span><text:span text:style-name="T3_14">opowiadanie</text:span><text:span text:style-name="T3_15"><text:s/></text:span><text:span text:style-name="T3_16">zaczynające</text:span><text:span text:style-name="T3_17"><text:s/></text:span><text:span text:style-name="T3_18">cały</text:span><text:span text:style-name="T3_19"><text:s/></text:span><text:span text:style-name="T3_20">cykl</text:span><text:span text:style-name="T3_21"><text:s/></text:span><text:span text:style-name="T3_22">fanfikowy</text:span><text:span text:style-name="T3_23">,<text:s/></text:span><text:span text:style-name="T3_24">określany</text:span><text:span text:style-name="T3_25"><text:s/></text:span><text:span text:style-name="T3_26">w</text:span><text:span text:style-name="T3_27"><text:s/></text:span><text:span text:style-name="T3_28">sumie</text:span><text:span text:style-name="T3_29"><text:s/></text:span><text:span text:style-name="T3_30">jako</text:span><text:span text:style-name="T3_31"><text:s/></text:span><text:span text:style-name="T3_32">Stallionverse</text:span><text:span text:style-name="T3_33"><text:s/></text:span><text:span text:style-name="T3_34">i</text:span><text:span text:style-name="T3_35"><text:s/></text:span><text:span text:style-name="T3_36">składający</text:span><text:span text:style-name="T3_37"><text:s/></text:span><text:span text:style-name="T3_38">się</text:span><text:span text:style-name="T3_39"><text:s/></text:span><text:span text:style-name="T3_40">na</text:span><text:span text:style-name="T3_41"><text:s/></text:span><text:span text:style-name="T3_42">chwilę</text:span><text:span text:style-name="T3_43"><text:s/></text:span><text:span text:style-name="T3_44">obecną</text:span><text:span text:style-name="T3_45"><text:s/></text:span><text:span text:style-name="T3_46">z</text:span><text:span text:style-name="T3_47"><text:s/></text:span><text:span text:style-name="T3_48">siedmiu</text:span><text:span text:style-name="T3_49"><text:s/></text:span><text:span text:style-name="T3_50">dzieł</text:span><text:span text:style-name="T3_51">.<text:s/></text:span><text:span text:style-name="T3_52">Wszystko</text:span><text:span text:style-name="T3_53"><text:s/></text:span><text:span text:style-name="T3_54">zaś</text:span><text:span text:style-name="T3_55"><text:s/></text:span><text:span text:style-name="T3_56">wychodzi</text:span><text:span text:style-name="T3_57"><text:s/></text:span><text:span text:style-name="T3_58">od</text:span><text:span text:style-name="T3_59"><text:s/></text:span><text:span text:style-name="T3_60">jednego</text:span><text:span text:style-name="T3_61">,<text:s/></text:span><text:span text:style-name="T3_62">prostego</text:span><text:span text:style-name="T3_63"><text:s/></text:span><text:span text:style-name="T3_64">pomysłu</text:span><text:span text:style-name="T3_65"><text:s/>–<text:s/></text:span><text:span text:style-name="T3_66">tuż</text:span><text:span text:style-name="T3_67"><text:s/></text:span><text:span text:style-name="T3_68">przed</text:span><text:span text:style-name="T3_69"><text:s/></text:span><text:span text:style-name="T3_70">Świętem</text:span><text:span text:style-name="T3_71"><text:s/></text:span><text:span text:style-name="T3_72">Letniego</text:span><text:span text:style-name="T3_73"><text:s/></text:span><text:span text:style-name="T3_74">Przesilenia</text:span><text:span text:style-name="T3_75">,<text:s/></text:span><text:span text:style-name="T3_76">w</text:span><text:span text:style-name="T3_77"><text:s/></text:span><text:span text:style-name="T3_78">wyniku</text:span><text:span text:style-name="T3_79"><text:s/></text:span><text:span text:style-name="T3_80">splotu</text:span><text:span text:style-name="T3_81"><text:s/></text:span><text:span text:style-name="T3_82">dość</text:span><text:span text:style-name="T3_83"><text:s/></text:span><text:span text:style-name="T3_84">niefortunnych</text:span><text:span text:style-name="T3_85"><text:s/></text:span><text:span text:style-name="T3_86">wydarzeń</text:span><text:span text:style-name="T3_87"><text:s/>(</text:span><text:span text:style-name="T3_88">w</text:span><text:span text:style-name="T3_89"><text:s/></text:span><text:span text:style-name="T3_90">którym</text:span><text:span text:style-name="T3_91"><text:s/></text:span><text:span text:style-name="T3_92">sporą</text:span><text:span text:style-name="T3_93"><text:s/></text:span><text:span text:style-name="T3_94">rolę</text:span><text:span text:style-name="T3_95"><text:s/></text:span><text:span text:style-name="T3_96">mają</text:span><text:span text:style-name="T3_97"><text:s/></text:span><text:span text:style-name="T3_98">mała</text:span><text:span text:style-name="T3_99"><text:s/></text:span><text:span text:style-name="T3_100">skautka</text:span><text:span text:style-name="T3_101">,<text:s/></text:span><text:span text:style-name="T3_102">kwestia</text:span><text:span text:style-name="T3_103"><text:s/></text:span><text:span text:style-name="T3_104">bicia</text:span><text:span text:style-name="T3_105"><text:s/></text:span><text:span text:style-name="T3_106">Celestii</text:span><text:span text:style-name="T3_107"><text:s/></text:span><text:span text:style-name="T3_108">po</text:span><text:span text:style-name="T3_109"><text:s/></text:span><text:span text:style-name="T3_110">twarzy</text:span><text:span text:style-name="T3_111"><text:s/></text:span><text:span text:style-name="T3_112">oraz</text:span><text:span text:style-name="T3_113"><text:s/></text:span><text:span text:style-name="T3_114">spore</text:span><text:span text:style-name="T3_115"><text:s/></text:span><text:span text:style-name="T3_116">ilości</text:span><text:span text:style-name="T3_117"><text:s/></text:span><text:span text:style-name="T3_118">błota</text:span><text:span text:style-name="T3_119">),<text:s/></text:span><text:span text:style-name="T3_120">książę</text:span><text:span text:style-name="T3_121"><text:s/></text:span><text:span text:style-name="T3_122">Blueblood</text:span><text:span text:style-name="T3_123"><text:s/></text:span><text:span text:style-name="T3_124">zostaje</text:span><text:span text:style-name="T3_125"><text:s/></text:span><text:span text:style-name="T3_126">wysłany</text:span><text:span text:style-name="T3_127"><text:s/></text:span><text:span text:style-name="T3_128">razem</text:span><text:span text:style-name="T3_129"><text:s/></text:span><text:span text:style-name="T3_130">z</text:span><text:span text:style-name="T3_131"><text:s/></text:span><text:span text:style-name="T3_132">Shining</text:span><text:span text:style-name="T3_133"><text:s/></text:span><text:span text:style-name="T3_134">Armorem</text:span><text:span text:style-name="T3_135"><text:s/>(</text:span><text:span text:style-name="T3_136">który</text:span><text:span text:style-name="T3_137"><text:s/></text:span><text:span text:style-name="T3_138">pełni</text:span><text:span text:style-name="T3_139"><text:s/></text:span><text:span text:style-name="T3_140">rolę</text:span><text:span text:style-name="T3_141"><text:s/></text:span><text:span text:style-name="T3_142">jego</text:span><text:span text:style-name="T3_143"><text:s/></text:span><text:span text:style-name="T3_144">strażnika</text:span><text:span text:style-name="T3_145">)<text:s/></text:span><text:span text:style-name="T3_146">do</text:span><text:span text:style-name="T3_147"><text:s/></text:span><text:span text:style-name="T3_148">Ponyville</text:span><text:span text:style-name="T3_149"><text:s/></text:span><text:span text:style-name="T3_150">zamiast</text:span><text:span text:style-name="T3_151"><text:s/></text:span><text:span text:style-name="T3_152">Twilight</text:span><text:span text:style-name="T3_153">.<text:s/></text:span><text:span text:style-name="T3_154">Im</text:span><text:span text:style-name="T3_155"><text:s/></text:span><text:span text:style-name="T3_156">dalej</text:span><text:span text:style-name="T3_157"><text:s/></text:span><text:span text:style-name="T3_158">w</text:span><text:span text:style-name="T3_159"><text:s/></text:span><text:span text:style-name="T3_160">las</text:span><text:span text:style-name="T3_161">,<text:s/></text:span><text:span text:style-name="T3_162">tym</text:span><text:span text:style-name="T3_163"><text:s/></text:span><text:span text:style-name="T3_164">zmiany</text:span><text:span text:style-name="T3_165"><text:s/></text:span><text:span text:style-name="T3_166">coraz</text:span><text:span text:style-name="T3_167"><text:s/></text:span><text:span text:style-name="T3_168">bardziej</text:span><text:span text:style-name="T3_169"><text:s/></text:span><text:span text:style-name="T3_170">narastają</text:span><text:span text:style-name="T3_171"><text:s/>–<text:s/></text:span><text:span text:style-name="T3_172">parka</text:span><text:span text:style-name="T3_173"><text:s/></text:span><text:span text:style-name="T3_174">białych</text:span><text:span text:style-name="T3_175"><text:s/></text:span><text:span text:style-name="T3_176">jednorożców</text:span><text:span text:style-name="T3_177"><text:s/></text:span><text:span text:style-name="T3_178">z</text:span><text:span text:style-name="T3_179"><text:s/></text:span><text:span text:style-name="T3_180">Canterlot</text:span><text:span text:style-name="T3_181"><text:s/></text:span><text:span text:style-name="T3_182">działa</text:span><text:span text:style-name="T3_183"><text:s/></text:span><text:span text:style-name="T3_184">jak</text:span><text:span text:style-name="T3_185"><text:s/></text:span><text:span text:style-name="T3_186">magnes</text:span><text:span text:style-name="T3_187"><text:s/></text:span><text:span text:style-name="T3_188">na</text:span><text:span text:style-name="T3_189"><text:s/></text:span><text:span text:style-name="T3_190">problemy</text:span><text:span text:style-name="T3_191"><text:s/></text:span><text:span text:style-name="T3_192">i</text:span><text:span text:style-name="T3_193"><text:s/></text:span><text:span text:style-name="T3_194">szybko</text:span><text:span text:style-name="T3_195"><text:s/></text:span><text:span text:style-name="T3_196">okazuje</text:span><text:span text:style-name="T3_197"><text:s/></text:span><text:span text:style-name="T3_198">się</text:span><text:span text:style-name="T3_199">,<text:s/></text:span><text:span text:style-name="T3_200">że</text:span><text:span text:style-name="T3_201"><text:s/></text:span><text:span text:style-name="T3_202">jeszcze</text:span><text:span text:style-name="T3_203"><text:s/></text:span><text:span text:style-name="T3_204">zanim</text:span><text:span text:style-name="T3_205"><text:s/></text:span><text:span text:style-name="T3_206">Nightmare</text:span><text:span text:style-name="T3_207"><text:s/></text:span><text:span text:style-name="T3_208">Moon</text:span><text:span text:style-name="T3_209"><text:s/></text:span><text:span text:style-name="T3_210">postanawia</text:span><text:span text:style-name="T3_211"><text:s/></text:span><text:span text:style-name="T3_212">odebrać</text:span><text:span text:style-name="T3_213"><text:s/></text:span><text:span text:style-name="T3_214">Equestrii</text:span><text:span text:style-name="T3_215"><text:s/></text:span><text:span text:style-name="T3_216">źródło</text:span><text:span text:style-name="T3_217"><text:s/></text:span><text:span text:style-name="T3_218">promieniowania</text:span><text:span text:style-name="T3_219"><text:s/></text:span><text:span text:style-name="T3_220">ultrafioletowego</text:span><text:span text:style-name="T3_221">,<text:s/></text:span><text:span text:style-name="T3_222">Blueblood</text:span><text:span text:style-name="T3_223">,<text:s/></text:span><text:span text:style-name="T3_224">Shining</text:span><text:span text:style-name="T3_225"><text:s/></text:span><text:span text:style-name="T3_226">i</text:span><text:span text:style-name="T3_227"><text:s/></text:span><text:span text:style-name="T3_228">Ponyville</text:span><text:span text:style-name="T3_229"><text:s/></text:span><text:span text:style-name="T3_230">przeżywają</text:span><text:span text:style-name="T3_231"><text:s/></text:span><text:span text:style-name="T3_232">niezapomniane</text:span><text:span text:style-name="T3_233"><text:s/></text:span><text:span text:style-name="T3_234">chwile</text:span><text:span text:style-name="T3_235">.</text:span></text:p>
      <text:p text:style-name="P4"/>
      <text:p text:style-name="P5"><text:span text:style-name="T5_1">Recenzowane</text:span><text:span text:style-name="T5_2"><text:s/></text:span><text:span text:style-name="T5_3">opowiadanie</text:span><text:span text:style-name="T5_4"><text:s/></text:span><text:span text:style-name="T5_5">to</text:span><text:span text:style-name="T5_6"><text:s/></text:span><text:span text:style-name="T5_7">przede</text:span><text:span text:style-name="T5_8"><text:s/></text:span><text:span text:style-name="T5_9">wszystkim</text:span><text:span text:style-name="T5_10"><text:s/></text:span><text:span text:style-name="T5_11">fik</text:span><text:span text:style-name="T5_12"><text:s/></text:span><text:span text:style-name="T5_13">przygodowo</text:span><text:span text:style-name="T5_14">-</text:span><text:span text:style-name="T5_15">komediowy</text:span><text:span text:style-name="T5_16"><text:s/>–<text:s/></text:span><text:span text:style-name="T5_17">zaczynający</text:span><text:span text:style-name="T5_18"><text:s/></text:span><text:span text:style-name="T5_19">się</text:span><text:span text:style-name="T5_20"><text:s/></text:span><text:span text:style-name="T5_21">od</text:span><text:span text:style-name="T5_22"><text:s/></text:span><text:span text:style-name="T5_23">istnego</text:span><text:span text:style-name="T5_24"><text:s/></text:span><text:span text:style-name="T5_25">trzęsienia</text:span><text:span text:style-name="T5_26"><text:s/></text:span><text:span text:style-name="T5_27">ziemi</text:span><text:span text:style-name="T5_28"><text:s/></text:span><text:span text:style-name="T5_29">ze</text:span><text:span text:style-name="T5_30"><text:s/></text:span><text:span text:style-name="T5_31">śmiechu</text:span><text:span text:style-name="T5_32"><text:s/></text:span><text:span text:style-name="T5_33">wywoływanego</text:span><text:span text:style-name="T5_34"><text:s/></text:span><text:span text:style-name="T5_35">przede</text:span><text:span text:style-name="T5_36"><text:s/></text:span><text:span text:style-name="T5_37">wszystkim</text:span><text:span text:style-name="T5_38"><text:s/></text:span><text:span text:style-name="T5_39">problemami</text:span><text:span text:style-name="T5_40"><text:s/></text:span><text:span text:style-name="T5_41">dwóch</text:span><text:span text:style-name="T5_42"><text:s/></text:span><text:span text:style-name="T5_43">ogierów</text:span><text:span text:style-name="T5_44"><text:s/></text:span><text:span text:style-name="T5_45">w</text:span><text:span text:style-name="T5_46"><text:s/></text:span><text:span text:style-name="T5_47">nadzorowaniu</text:span><text:span text:style-name="T5_48"><text:s/></text:span><text:span text:style-name="T5_49">przygotowania</text:span><text:span text:style-name="T5_50"><text:s/></text:span><text:span text:style-name="T5_51">do</text:span><text:span text:style-name="T5_52"><text:s/></text:span><text:span text:style-name="T5_53">Święta</text:span><text:span text:style-name="T5_54"><text:s/></text:span><text:span text:style-name="T5_55">Letniego</text:span><text:span text:style-name="T5_56"><text:s/></text:span><text:span text:style-name="T5_57">Przesilenia</text:span><text:span text:style-name="T5_58">,<text:s text:c="2"/></text:span><text:span text:style-name="T5_59">stający</text:span><text:span text:style-name="T5_60"><text:s/></text:span><text:span text:style-name="T5_61">się</text:span><text:span text:style-name="T5_62"><text:s/></text:span><text:span text:style-name="T5_63">jednak</text:span><text:span text:style-name="T5_64"><text:s/></text:span><text:span text:style-name="T5_65">coraz</text:span><text:span text:style-name="T5_66"><text:s/></text:span><text:span text:style-name="T5_67">poważniejszy</text:span><text:span text:style-name="T5_68"><text:s/></text:span><text:span text:style-name="T5_69">i</text:span><text:span text:style-name="T5_70"><text:s/></text:span><text:span text:style-name="T5_71">mroczniejszy</text:span><text:span text:style-name="T5_72">,<text:s/></text:span><text:span text:style-name="T5_73">gdy</text:span><text:span text:style-name="T5_74"><text:s/></text:span><text:span text:style-name="T5_75">na</text:span><text:span text:style-name="T5_76"><text:s/></text:span><text:span text:style-name="T5_77">scenę</text:span><text:span text:style-name="T5_78"><text:s/></text:span><text:span text:style-name="T5_79">wchodzi</text:span><text:span text:style-name="T5_80"><text:s/></text:span><text:span text:style-name="T5_81">zbuntowana</text:span><text:span text:style-name="T5_82"><text:s/></text:span><text:span text:style-name="T5_83">siostra</text:span><text:span text:style-name="T5_84"><text:s/></text:span><text:span text:style-name="T5_85">Celestii</text:span><text:span text:style-name="T5_86">.<text:s/></text:span><text:span text:style-name="T5_87">Nawet</text:span><text:span text:style-name="T5_88"><text:s/></text:span><text:span text:style-name="T5_89">wtedy</text:span><text:span text:style-name="T5_90"><text:s/></text:span><text:span text:style-name="T5_91">jednak</text:span><text:span text:style-name="T5_92"><text:s/></text:span><text:span text:style-name="T5_93">wciąż</text:span><text:span text:style-name="T5_94"><text:s/></text:span><text:span text:style-name="T5_95">pojawiają</text:span><text:span text:style-name="T5_96"><text:s/></text:span><text:span text:style-name="T5_97">się</text:span><text:span text:style-name="T5_98"><text:s/></text:span><text:span text:style-name="T5_99">żartobliwe</text:span><text:span text:style-name="T5_100"><text:s/></text:span><text:span text:style-name="T5_101">momenty</text:span><text:span text:style-name="T5_102"><text:s/>–<text:s/></text:span><text:span text:style-name="T5_103">jednak</text:span><text:span text:style-name="T5_104"><text:s/></text:span><text:span text:style-name="T5_105">bardziej</text:span><text:span text:style-name="T5_106"><text:s/></text:span><text:span text:style-name="T5_107">stonowane</text:span><text:span text:style-name="T5_108"><text:s/></text:span><text:span text:style-name="T5_109">i</text:span><text:span text:style-name="T5_110"><text:s/></text:span><text:span text:style-name="T5_111">spokojniejsze</text:span><text:span text:style-name="T5_112">,<text:s/></text:span><text:span text:style-name="T5_113">lepiej</text:span><text:span text:style-name="T5_114"><text:s/></text:span><text:span text:style-name="T5_115">przystające</text:span><text:span text:style-name="T5_116"><text:s/></text:span><text:span text:style-name="T5_117">do</text:span><text:span text:style-name="T5_118"><text:s/></text:span><text:span text:style-name="T5_119">sytuacji</text:span><text:span text:style-name="T5_120">.<text:s/></text:span><text:span text:style-name="T5_121">Nie</text:span><text:span text:style-name="T5_122"><text:s/></text:span><text:span text:style-name="T5_123">zrozumcie</text:span><text:span text:style-name="T5_124"><text:s/></text:span><text:span text:style-name="T5_125">mnie</text:span><text:span text:style-name="T5_126"><text:s/></text:span><text:span text:style-name="T5_127">źle</text:span><text:span text:style-name="T5_128"><text:s/>–<text:s/></text:span><text:span text:style-name="T5_129">humor</text:span><text:span text:style-name="T5_130"><text:s/></text:span><text:span text:style-name="T5_131">w</text:span><text:span text:style-name="T5_132"><text:s/>“</text:span><text:span text:style-name="T5_133">Stallions</text:span><text:span text:style-name="T5_134"><text:s/></text:span><text:span text:style-name="T5_135">of</text:span><text:span text:style-name="T5_136"><text:s/></text:span><text:span text:style-name="T5_137">harmony</text:span><text:span text:style-name="T5_138">”<text:s/></text:span><text:span text:style-name="T5_139">nigdy</text:span><text:span text:style-name="T5_140"><text:s/></text:span><text:span text:style-name="T5_141">nie</text:span><text:span text:style-name="T5_142"><text:s/></text:span><text:span text:style-name="T5_143">jest</text:span><text:span text:style-name="T5_144"><text:s/></text:span><text:span text:style-name="T5_145">szalonym</text:span><text:span text:style-name="T5_146">,<text:s/></text:span><text:span text:style-name="T5_147">pełnym</text:span><text:span text:style-name="T5_148"><text:s/></text:span><text:span text:style-name="T5_149">losowości</text:span><text:span text:style-name="T5_150"><text:s/></text:span><text:span text:style-name="T5_151">i</text:span><text:span text:style-name="T5_152"><text:s/></text:span><text:span text:style-name="T5_153">Pinkie</text:span><text:span text:style-name="T5_154"><text:s/></text:span><text:span text:style-name="T5_155">Pie</text:span><text:span text:style-name="T5_156"><text:s/></text:span><text:span text:style-name="T5_157">chaosem</text:span><text:span text:style-name="T5_158">,<text:s/></text:span><text:span text:style-name="T5_159">w</text:span><text:span text:style-name="T5_160"><text:s/></text:span><text:span text:style-name="T5_161">którym</text:span><text:span text:style-name="T5_162"><text:s/></text:span><text:span text:style-name="T5_163">w</text:span><text:span text:style-name="T5_164"><text:s/></text:span><text:span text:style-name="T5_165">czytelnika</text:span><text:span text:style-name="T5_166"><text:s/></text:span><text:span text:style-name="T5_167">rzuca</text:span><text:span text:style-name="T5_168"><text:s/></text:span><text:span text:style-name="T5_169">się</text:span><text:span text:style-name="T5_170"><text:s/></text:span><text:span text:style-name="T5_171">hurtowo</text:span><text:span text:style-name="T5_172"><text:s/></text:span><text:span text:style-name="T5_173">dowcipami</text:span><text:span text:style-name="T5_174">.<text:s/></text:span><text:span text:style-name="T5_175">Każdy</text:span><text:span text:style-name="T5_176"><text:s/></text:span><text:span text:style-name="T5_177">żart</text:span><text:span text:style-name="T5_178"><text:s/></text:span><text:span text:style-name="T5_179">jest</text:span><text:span text:style-name="T5_180"><text:s/></text:span><text:span text:style-name="T5_181">mniej</text:span><text:span text:style-name="T5_182"><text:s/></text:span><text:span text:style-name="T5_183">lub</text:span><text:span text:style-name="T5_184"><text:s/></text:span><text:span text:style-name="T5_185">bardziej</text:span><text:span text:style-name="T5_186"><text:s/></text:span><text:span text:style-name="T5_187">logiczny</text:span><text:span text:style-name="T5_188">,<text:s/></text:span><text:span text:style-name="T5_189">dopasowany</text:span><text:span text:style-name="T5_190"><text:s/></text:span><text:span text:style-name="T5_191">do</text:span><text:span text:style-name="T5_192"><text:s/></text:span><text:span text:style-name="T5_193">wydarzeń</text:span><text:span text:style-name="T5_194"><text:s/></text:span><text:span text:style-name="T5_195">i</text:span><text:span text:style-name="T5_196"><text:s/></text:span><text:span text:style-name="T5_197">w</text:span><text:span text:style-name="T5_198"><text:s/></text:span><text:span text:style-name="T5_199">pełni</text:span><text:span text:style-name="T5_200"><text:s/></text:span><text:span text:style-name="T5_201">sensowny</text:span><text:span text:style-name="T5_202"><text:s/>–<text:s/></text:span><text:span text:style-name="T5_203">oraz</text:span><text:span text:style-name="T5_204"><text:s/></text:span><text:span text:style-name="T5_205">stuprocentowo</text:span><text:span text:style-name="T5_206"><text:s/></text:span><text:span text:style-name="T5_207">zabawny</text:span><text:span text:style-name="T5_208">.<text:s/></text:span><text:span text:style-name="T5_209">Często</text:span><text:span text:style-name="T5_210"><text:s/></text:span><text:span text:style-name="T5_211">też</text:span><text:span text:style-name="T5_212"><text:s/></text:span><text:span text:style-name="T5_213">z</text:span><text:span text:style-name="T5_214"><text:s/></text:span><text:span text:style-name="T5_215">lekkim</text:span><text:span text:style-name="T5_216">,<text:s/></text:span><text:span text:style-name="T5_217">erotycznym</text:span><text:span text:style-name="T5_218"><text:s/></text:span><text:span text:style-name="T5_219">posmakiem</text:span><text:span text:style-name="T5_220">,<text:s/></text:span><text:span text:style-name="T5_221">szczególnie</text:span><text:span text:style-name="T5_222"><text:s/></text:span><text:span text:style-name="T5_223">gdy</text:span><text:span text:style-name="T5_224"><text:s/></text:span><text:span text:style-name="T5_225">do</text:span><text:span text:style-name="T5_226"><text:s/></text:span><text:span text:style-name="T5_227">gry</text:span><text:span text:style-name="T5_228"><text:s/></text:span><text:span text:style-name="T5_229">wchodzą</text:span><text:span text:style-name="T5_230"><text:s/></text:span><text:span text:style-name="T5_231">takie</text:span><text:span text:style-name="T5_232"><text:s/></text:span><text:span text:style-name="T5_233">postacie</text:span><text:span text:style-name="T5_234"><text:s/></text:span><text:span text:style-name="T5_235">jak</text:span><text:span text:style-name="T5_236"><text:s/></text:span><text:span text:style-name="T5_237">Moondancer</text:span><text:span text:style-name="T5_238"><text:s/></text:span><text:span text:style-name="T5_239">czy</text:span><text:span text:style-name="T5_240"><text:s/></text:span><text:span text:style-name="T5_241">Soarin</text:span><text:span text:style-name="T5_242">.</text:span></text:p>
      <text:p text:style-name="P6"/>
      <text:p text:style-name="P7"><text:span text:style-name="T7_1">O</text:span><text:span text:style-name="T7_2"><text:s/></text:span><text:span text:style-name="T7_3">humor</text:span><text:span text:style-name="T7_4"><text:s/></text:span><text:span text:style-name="T7_5">nietrudno</text:span><text:span text:style-name="T7_6"><text:s/>–<text:s/></text:span><text:span text:style-name="T7_7">nawet</text:span><text:span text:style-name="T7_8"><text:s/></text:span><text:span text:style-name="T7_9">pomijając</text:span><text:span text:style-name="T7_10"><text:s/></text:span><text:span text:style-name="T7_11">dwójkę</text:span><text:span text:style-name="T7_12"><text:s/></text:span><text:span text:style-name="T7_13">głównych</text:span><text:span text:style-name="T7_14"><text:s/></text:span><text:span text:style-name="T7_15">bohaterów</text:span><text:span text:style-name="T7_16">,<text:s/></text:span><text:span text:style-name="T7_17">dość</text:span><text:span text:style-name="T7_18"><text:s/></text:span><text:span text:style-name="T7_19">szybko</text:span><text:span text:style-name="T7_20"><text:s/></text:span><text:span text:style-name="T7_21">ich</text:span><text:span text:style-name="T7_22"><text:s/></text:span><text:span text:style-name="T7_23">najbliższymi</text:span><text:span text:style-name="T7_24"><text:s/></text:span><text:span text:style-name="T7_25">towarzyszami</text:span><text:span text:style-name="T7_26"><text:s/></text:span><text:span text:style-name="T7_27">w</text:span><text:span text:style-name="T7_28"><text:s/></text:span><text:span text:style-name="T7_29">ramach</text:span><text:span text:style-name="T7_30"><text:s/></text:span><text:span text:style-name="T7_31">Stallion</text:span><text:span text:style-name="T7_32"><text:s/>6<text:s/></text:span><text:span text:style-name="T7_33">zostają</text:span><text:span text:style-name="T7_34"><text:s/></text:span><text:span text:style-name="T7_35">Soarin</text:span><text:span text:style-name="T7_36">,<text:s/></text:span><text:span text:style-name="T7_37">Thunderlane</text:span><text:span text:style-name="T7_38">,<text:s/></text:span><text:span text:style-name="T7_39">Doctor</text:span><text:span text:style-name="T7_40"><text:s/></text:span><text:span text:style-name="T7_41">Whooves</text:span><text:span text:style-name="T7_42"><text:s/></text:span><text:span text:style-name="T7_43">i</text:span><text:span text:style-name="T7_44"><text:s/></text:span><text:span text:style-name="T7_45">Big</text:span><text:span text:style-name="T7_46"><text:s/></text:span><text:span text:style-name="T7_47">Macintosh</text:span><text:span text:style-name="T7_48">.<text:s/></text:span><text:span text:style-name="T7_49">Sama</text:span><text:span text:style-name="T7_50"><text:s/></text:span><text:span text:style-name="T7_51">mieszanka</text:span><text:span text:style-name="T7_52"><text:s/></text:span><text:span text:style-name="T7_53">tych</text:span><text:span text:style-name="T7_54"><text:s/></text:span><text:span text:style-name="T7_55">skrajnie</text:span><text:span text:style-name="T7_56"><text:s/></text:span><text:span text:style-name="T7_57">różnych</text:span><text:span text:style-name="T7_58"><text:s/></text:span><text:span text:style-name="T7_59">od</text:span><text:span text:style-name="T7_60"><text:s/></text:span><text:span text:style-name="T7_61">siebie</text:span><text:span text:style-name="T7_62"><text:s/></text:span><text:span text:style-name="T7_63">osobowości</text:span><text:span text:style-name="T7_64"><text:s/></text:span><text:span text:style-name="T7_65">daje</text:span><text:span text:style-name="T7_66">,<text:s/></text:span><text:span text:style-name="T7_67">poprzez</text:span><text:span text:style-name="T7_68"><text:s/></text:span><text:span text:style-name="T7_69">ich</text:span><text:span text:style-name="T7_70"><text:s/></text:span><text:span text:style-name="T7_71">rozmowy</text:span><text:span text:style-name="T7_72"><text:s/></text:span><text:span text:style-name="T7_73">i</text:span><text:span text:style-name="T7_74"><text:s/></text:span><text:span text:style-name="T7_75">interakcje</text:span><text:span text:style-name="T7_76"><text:s/></text:span><text:span text:style-name="T7_77">ze</text:span><text:span text:style-name="T7_78"><text:s/></text:span><text:span text:style-name="T7_79">sobą</text:span><text:span text:style-name="T7_80">,<text:s/></text:span><text:span text:style-name="T7_81">wiele</text:span><text:span text:style-name="T7_82"><text:s/></text:span><text:span text:style-name="T7_83">okazji</text:span><text:span text:style-name="T7_84"><text:s/></text:span><text:span text:style-name="T7_85">do</text:span><text:span text:style-name="T7_86"><text:s/></text:span><text:span text:style-name="T7_87">śmiechu</text:span><text:span text:style-name="T7_88"><text:s/>–<text:s/></text:span><text:span text:style-name="T7_89">szczególnie</text:span><text:span text:style-name="T7_90"><text:s/></text:span><text:span text:style-name="T7_91">bryluje</text:span><text:span text:style-name="T7_92"><text:s/></text:span><text:span text:style-name="T7_93">w</text:span><text:span text:style-name="T7_94"><text:s/></text:span><text:span text:style-name="T7_95">tym</text:span><text:span text:style-name="T7_96"><text:s/></text:span><text:span text:style-name="T7_97">ten</text:span><text:span text:style-name="T7_98"><text:s/></text:span><text:span text:style-name="T7_99">pierwszy</text:span><text:span text:style-name="T7_100">,<text:s/></text:span><text:span text:style-name="T7_101">który</text:span><text:span text:style-name="T7_102"><text:s/></text:span><text:span text:style-name="T7_103">jako</text:span><text:span text:style-name="T7_104"><text:s/></text:span><text:span text:style-name="T7_105">wyluzowany</text:span><text:span text:style-name="T7_106"><text:s/></text:span><text:span text:style-name="T7_107">playcolt</text:span><text:span text:style-name="T7_108"><text:s/></text:span><text:span text:style-name="T7_109">i</text:span><text:span text:style-name="T7_110"><text:s/></text:span><text:span text:style-name="T7_111">celebryta</text:span><text:span text:style-name="T7_112"><text:s/></text:span><text:span text:style-name="T7_113">dość</text:span><text:span text:style-name="T7_114"><text:s/></text:span><text:span text:style-name="T7_115">drastycznie</text:span><text:span text:style-name="T7_116"><text:s/></text:span><text:span text:style-name="T7_117">się</text:span><text:span text:style-name="T7_118"><text:s/></text:span><text:span text:style-name="T7_119">wyróżnia</text:span><text:span text:style-name="T7_120"><text:s/></text:span><text:span text:style-name="T7_121">na</text:span><text:span text:style-name="T7_122"><text:s/></text:span><text:span text:style-name="T7_123">tle</text:span><text:span text:style-name="T7_124"><text:s/></text:span><text:span text:style-name="T7_125">swoich</text:span><text:span text:style-name="T7_126"><text:s/></text:span><text:span text:style-name="T7_127">towarzyszy</text:span><text:span text:style-name="T7_128">.<text:s/></text:span><text:span text:style-name="T7_129">Jego</text:span><text:span text:style-name="T7_130"><text:s/></text:span><text:span text:style-name="T7_131">pierwsze</text:span><text:span text:style-name="T7_132"><text:s/></text:span><text:span text:style-name="T7_133">spotkanie</text:span><text:span text:style-name="T7_134"><text:s/></text:span><text:span text:style-name="T7_135">z</text:span><text:span text:style-name="T7_136"><text:s/></text:span><text:span text:style-name="T7_137">Shining</text:span><text:span text:style-name="T7_138"><text:s/></text:span><text:span text:style-name="T7_139">Armorem</text:span><text:span text:style-name="T7_140"><text:s/></text:span><text:span text:style-name="T7_141">na</text:span><text:span text:style-name="T7_142"><text:s/></text:span><text:span text:style-name="T7_143">pewno</text:span><text:span text:style-name="T7_144"><text:s/></text:span><text:span text:style-name="T7_145">na</text:span><text:span text:style-name="T7_146"><text:s/></text:span><text:span text:style-name="T7_147">długo</text:span><text:span text:style-name="T7_148"><text:s/></text:span><text:span text:style-name="T7_149">utkwi</text:span><text:span text:style-name="T7_150"><text:s/></text:span><text:span text:style-name="T7_151">czytelnikom</text:span><text:span text:style-name="T7_152"><text:s/></text:span><text:span text:style-name="T7_153">w</text:span><text:span text:style-name="T7_154"><text:s/></text:span><text:span text:style-name="T7_155">pamięci</text:span><text:span text:style-name="T7_156">,<text:s/></text:span><text:span text:style-name="T7_157">będąc</text:span><text:span text:style-name="T7_158"><text:s/></text:span><text:span text:style-name="T7_159">idealną</text:span><text:span text:style-name="T7_160"><text:s/></text:span><text:span text:style-name="T7_161">mieszanką</text:span><text:span text:style-name="T7_162"><text:s/></text:span><text:span text:style-name="T7_163">humorystycznej</text:span><text:span text:style-name="T7_164"><text:s/></text:span><text:span text:style-name="T7_165">pomyłki</text:span><text:span text:style-name="T7_166">,<text:s/></text:span><text:span text:style-name="T7_167">zderzenia</text:span><text:span text:style-name="T7_168"><text:s/></text:span><text:span text:style-name="T7_169">ze</text:span><text:span text:style-name="T7_170"><text:s/></text:span><text:span text:style-name="T7_171">sobą</text:span><text:span text:style-name="T7_172"><text:s/></text:span><text:span text:style-name="T7_173">dwóch</text:span><text:span text:style-name="T7_174"><text:s/></text:span><text:span text:style-name="T7_175">różnych</text:span><text:span text:style-name="T7_176"><text:s/></text:span><text:span text:style-name="T7_177">osobowości</text:span><text:span text:style-name="T7_178"><text:s/></text:span><text:span text:style-name="T7_179">oraz</text:span><text:span text:style-name="T7_180"><text:s/></text:span><text:span text:style-name="T7_181">pierwszej</text:span><text:span text:style-name="T7_182"><text:s/></text:span><text:span text:style-name="T7_183">prezentacji</text:span><text:span text:style-name="T7_184"><text:s/></text:span><text:span text:style-name="T7_185">nowego</text:span><text:span text:style-name="T7_186"><text:s/></text:span><text:span text:style-name="T7_187">bohatera</text:span><text:span text:style-name="T7_188">.</text:span></text:p>
      <text:p text:style-name="P8"/>
      <text:p text:style-name="P9"><text:span text:style-name="T9_1">Wysoka</text:span><text:span text:style-name="T9_2"><text:s/></text:span><text:span text:style-name="T9_3">jakość</text:span><text:span text:style-name="T9_4"><text:s/></text:span><text:span text:style-name="T9_5">dotyczy</text:span><text:span text:style-name="T9_6"><text:s/></text:span><text:span text:style-name="T9_7">nie</text:span><text:span text:style-name="T9_8"><text:s/></text:span><text:span text:style-name="T9_9">tylko</text:span><text:span text:style-name="T9_10"><text:s/></text:span><text:span text:style-name="T9_11">głównych</text:span><text:span text:style-name="T9_12"><text:s/></text:span><text:span text:style-name="T9_13">bohaterów</text:span><text:span text:style-name="T9_14">.<text:s/></text:span><text:span text:style-name="T9_15">Nawet</text:span><text:span text:style-name="T9_16"><text:s/></text:span><text:span text:style-name="T9_17">postacie</text:span><text:span text:style-name="T9_18"><text:s/></text:span><text:span text:style-name="T9_19">czysto</text:span><text:span text:style-name="T9_20"><text:s/></text:span><text:span text:style-name="T9_21">drugoplanowane</text:span><text:span text:style-name="T9_22">,<text:s/></text:span><text:span text:style-name="T9_23">a</text:span><text:span text:style-name="T9_24"><text:s/></text:span><text:span text:style-name="T9_25">nawet</text:span><text:span text:style-name="T9_26"><text:s/></text:span><text:span text:style-name="T9_27">trzecioplanowe</text:span><text:span text:style-name="T9_28">,<text:s/></text:span><text:span text:style-name="T9_29">jak</text:span><text:span text:style-name="T9_30"><text:s/></text:span><text:span text:style-name="T9_31">Steven</text:span><text:span text:style-name="T9_32"><text:s/></text:span><text:span text:style-name="T9_33">Magnet</text:span><text:span text:style-name="T9_34"><text:s/>(</text:span><text:span text:style-name="T9_35">z</text:span><text:span text:style-name="T9_36"><text:s/></text:span><text:span text:style-name="T9_37">serialu</text:span><text:span text:style-name="T9_38"><text:s/></text:span><text:span text:style-name="T9_39">wszyscy</text:span><text:span text:style-name="T9_40"><text:s/></text:span><text:span text:style-name="T9_41">wiemy</text:span><text:span text:style-name="T9_42">,<text:s/></text:span><text:span text:style-name="T9_43">że</text:span><text:span text:style-name="T9_44"><text:s/></text:span><text:span text:style-name="T9_45">płakał</text:span><text:span text:style-name="T9_46"><text:s/></text:span><text:span text:style-name="T9_47">za</text:span><text:span text:style-name="T9_48"><text:s/></text:span><text:span text:style-name="T9_49">swoim</text:span><text:span text:style-name="T9_50"><text:s/></text:span><text:span text:style-name="T9_51">wąsem</text:span><text:span text:style-name="T9_52"><text:s/>–<text:s/></text:span><text:span text:style-name="T9_53">czy</text:span><text:span text:style-name="T9_54"><text:s/></text:span><text:span text:style-name="T9_55">ktoś</text:span><text:span text:style-name="T9_56"><text:s/></text:span><text:span text:style-name="T9_57">jednak</text:span><text:span text:style-name="T9_58"><text:s/></text:span><text:span text:style-name="T9_59">wie</text:span><text:span text:style-name="T9_60">,<text:s/></text:span><text:span text:style-name="T9_61">czemu</text:span><text:span text:style-name="T9_62"><text:s/></text:span><text:span text:style-name="T9_63">tak</text:span><text:span text:style-name="T9_64"><text:s/></text:span><text:span text:style-name="T9_65">bardzo</text:span><text:span text:style-name="T9_66"><text:s/></text:span><text:span text:style-name="T9_67">ten</text:span><text:span text:style-name="T9_68"><text:s/></text:span><text:span text:style-name="T9_69">wąs</text:span><text:span text:style-name="T9_70"><text:s/></text:span><text:span text:style-name="T9_71">go</text:span><text:span text:style-name="T9_72"><text:s/></text:span><text:span text:style-name="T9_73">martwił</text:span><text:span text:style-name="T9_74">?<text:s/></text:span><text:span text:style-name="T9_75">Nie</text:span><text:span text:style-name="T9_76">?<text:s/></text:span><text:span text:style-name="T9_77">To</text:span><text:span text:style-name="T9_78"><text:s/></text:span><text:span text:style-name="T9_79">zapraszam</text:span><text:span text:style-name="T9_80"><text:s/></text:span><text:span text:style-name="T9_81">do</text:span><text:span text:style-name="T9_82"><text:s/></text:span><text:span text:style-name="T9_83">czytania</text:span><text:span text:style-name="T9_84">,<text:s/></text:span><text:span text:style-name="T9_85">dowiecie</text:span><text:span text:style-name="T9_86"><text:s/></text:span><text:span text:style-name="T9_87">się</text:span><text:span text:style-name="T9_88">)<text:s/></text:span><text:span text:style-name="T9_89">czy</text:span><text:span text:style-name="T9_90"><text:s/></text:span><text:span text:style-name="T9_91">nawet</text:span><text:span text:style-name="T9_92"><text:s/></text:span><text:span text:style-name="T9_93">mantykora</text:span><text:span text:style-name="T9_94">,<text:s/></text:span><text:span text:style-name="T9_95">którą</text:span><text:span text:style-name="T9_96"><text:s/></text:span><text:span text:style-name="T9_97">zarówno</text:span><text:span text:style-name="T9_98"><text:s/></text:span><text:span text:style-name="T9_99">w</text:span><text:span text:style-name="T9_100"><text:s/></text:span><text:span text:style-name="T9_101">serialu</text:span><text:span text:style-name="T9_102">,<text:s/></text:span><text:span text:style-name="T9_103">jak</text:span><text:span text:style-name="T9_104"><text:s/></text:span><text:span text:style-name="T9_105">i</text:span><text:span text:style-name="T9_106"><text:s/></text:span><text:span text:style-name="T9_107">w</text:span><text:span text:style-name="T9_108"><text:s/></text:span><text:span text:style-name="T9_109">opowiadaniu</text:span><text:span text:style-name="T9_110"><text:s/></text:span><text:span text:style-name="T9_111">Nightmare</text:span><text:span text:style-name="T9_112"><text:s/></text:span><text:span text:style-name="T9_113">Moon</text:span><text:span text:style-name="T9_114"><text:s/></text:span><text:span text:style-name="T9_115">nasyła</text:span><text:span text:style-name="T9_116"><text:s/></text:span><text:span text:style-name="T9_117">na</text:span><text:span text:style-name="T9_118"><text:s/></text:span><text:span text:style-name="T9_119">główne</text:span><text:span text:style-name="T9_120"><text:s/></text:span><text:span text:style-name="T9_121">postacie</text:span><text:span text:style-name="T9_122">,<text:s/></text:span><text:span text:style-name="T9_123">są</text:span><text:span text:style-name="T9_124"><text:s/></text:span><text:span text:style-name="T9_125">odpowiednio</text:span><text:span text:style-name="T9_126"><text:s/></text:span><text:span text:style-name="T9_127">rozwinięte</text:span><text:span text:style-name="T9_128"><text:s/>–<text:s/></text:span><text:span text:style-name="T9_129">nie</text:span><text:span text:style-name="T9_130"><text:s/></text:span><text:span text:style-name="T9_131">jest</text:span><text:span text:style-name="T9_132"><text:s/></text:span><text:span text:style-name="T9_133">to</text:span><text:span text:style-name="T9_134"><text:s/></text:span><text:span text:style-name="T9_135">nic</text:span><text:span text:style-name="T9_136"><text:s/></text:span><text:span text:style-name="T9_137">nowego</text:span><text:span text:style-name="T9_138"><text:s/></text:span><text:span text:style-name="T9_139">w</text:span><text:span text:style-name="T9_140"><text:s/></text:span><text:span text:style-name="T9_141">fanowskich</text:span><text:span text:style-name="T9_142"><text:s/></text:span><text:span text:style-name="T9_143">opowiadaniach</text:span><text:span text:style-name="T9_144">,<text:s/></text:span><text:span text:style-name="T9_145">w</text:span><text:span text:style-name="T9_146"><text:s/></text:span><text:span text:style-name="T9_147">końcu</text:span><text:span text:style-name="T9_148"><text:s/></text:span><text:span text:style-name="T9_149">po</text:span><text:span text:style-name="T9_150"><text:s/></text:span><text:span text:style-name="T9_151">to</text:span><text:span text:style-name="T9_152"><text:s/></text:span><text:span text:style-name="T9_153">one</text:span><text:span text:style-name="T9_154"><text:s/></text:span><text:span text:style-name="T9_155">powstały</text:span><text:span text:style-name="T9_156">,<text:s/></text:span><text:span text:style-name="T9_157">by</text:span><text:span text:style-name="T9_158"><text:s/></text:span><text:span text:style-name="T9_159">móc</text:span><text:span text:style-name="T9_160"><text:s/></text:span><text:span text:style-name="T9_161">rozwijać</text:span><text:span text:style-name="T9_162"><text:s/></text:span><text:span text:style-name="T9_163">przedstawiony</text:span><text:span text:style-name="T9_164"><text:s/></text:span><text:span text:style-name="T9_165">świat</text:span><text:span text:style-name="T9_166">,<text:s/></text:span><text:span text:style-name="T9_167">ale</text:span><text:span text:style-name="T9_168"><text:s/></text:span><text:span text:style-name="T9_169">w</text:span><text:span text:style-name="T9_170"><text:s/></text:span><text:span text:style-name="T9_171">tym</text:span><text:span text:style-name="T9_172"><text:s/></text:span><text:span text:style-name="T9_173">wypadku</text:span><text:span text:style-name="T9_174"><text:s/></text:span><text:span text:style-name="T9_175">mamy</text:span><text:span text:style-name="T9_176"><text:s/></text:span><text:span text:style-name="T9_177">do</text:span><text:span text:style-name="T9_178"><text:s/></text:span><text:span text:style-name="T9_179">czynienia</text:span><text:span text:style-name="T9_180"><text:s/></text:span><text:span text:style-name="T9_181">z</text:span><text:span text:style-name="T9_182"><text:s/></text:span><text:span text:style-name="T9_183">interesującym</text:span><text:span text:style-name="T9_184"><text:s/></text:span><text:span text:style-name="T9_185">podejściem</text:span><text:span text:style-name="T9_186"><text:s/></text:span><text:span text:style-name="T9_187">wysokiej</text:span><text:span text:style-name="T9_188"><text:s/></text:span><text:span text:style-name="T9_189">jakości</text:span><text:span text:style-name="T9_190">.<text:s/></text:span></text:p>
      <text:p text:style-name="P10"/>
      <text:p text:style-name="P11"><text:span text:style-name="T11_1">Sam</text:span><text:span text:style-name="T11_2"><text:s/></text:span><text:span text:style-name="T11_3">humor</text:span><text:span text:style-name="T11_4"><text:s/></text:span><text:span text:style-name="T11_5">jednak</text:span><text:span text:style-name="T11_6">,<text:s/></text:span><text:span text:style-name="T11_7">nawet</text:span><text:span text:style-name="T11_8"><text:s/></text:span><text:span text:style-name="T11_9">najlepszy</text:span><text:span text:style-name="T11_10">,<text:s/></text:span><text:span text:style-name="T11_11">niewiele</text:span><text:span text:style-name="T11_12"><text:s/></text:span><text:span text:style-name="T11_13">by</text:span><text:span text:style-name="T11_14"><text:s/></text:span><text:span text:style-name="T11_15">dał</text:span><text:span text:style-name="T11_16"><text:s/></text:span><text:span text:style-name="T11_17">w</text:span><text:span text:style-name="T11_18"><text:s/></text:span><text:span text:style-name="T11_19">opowiadaniu</text:span><text:span text:style-name="T11_20"><text:s/></text:span><text:span text:style-name="T11_21">tej</text:span><text:span text:style-name="T11_22"><text:s/></text:span><text:span text:style-name="T11_23">długości</text:span><text:span text:style-name="T11_24">,<text:s/></text:span><text:span text:style-name="T11_25">gdyby</text:span><text:span text:style-name="T11_26"><text:s/></text:span><text:span text:style-name="T11_27">nie</text:span><text:span text:style-name="T11_28"><text:s/></text:span><text:span text:style-name="T11_29">towarzyszyły</text:span><text:span text:style-name="T11_30"><text:s/></text:span><text:span text:style-name="T11_31">mu</text:span><text:span text:style-name="T11_32"><text:s/></text:span><text:span text:style-name="T11_33">również</text:span><text:span text:style-name="T11_34"><text:s/></text:span><text:span text:style-name="T11_35">takie</text:span><text:span text:style-name="T11_36"><text:s/></text:span><text:span text:style-name="T11_37">rzeczy</text:span><text:span text:style-name="T11_38"><text:s/></text:span><text:span text:style-name="T11_39">jak</text:span><text:span text:style-name="T11_40"><text:s/></text:span><text:span text:style-name="T11_41">porządna</text:span><text:span text:style-name="T11_42"><text:s/></text:span><text:span text:style-name="T11_43">fabuła</text:span><text:span text:style-name="T11_44"><text:s/>–<text:s/></text:span><text:span text:style-name="T11_45">a</text:span><text:span text:style-name="T11_46"><text:s/></text:span><text:span text:style-name="T11_47">i</text:span><text:span text:style-name="T11_48"><text:s/></text:span><text:span text:style-name="T11_49">w</text:span><text:span text:style-name="T11_50"><text:s/></text:span><text:span text:style-name="T11_51">tej</text:span><text:span text:style-name="T11_52"><text:s/></text:span><text:span text:style-name="T11_53">kwestii</text:span><text:span text:style-name="T11_54"><text:s/>“</text:span><text:span text:style-name="T11_55">Stallions</text:span><text:span text:style-name="T11_56"><text:s/></text:span><text:span text:style-name="T11_57">of</text:span><text:span text:style-name="T11_58"><text:s/></text:span><text:span text:style-name="T11_59">harmony</text:span><text:span text:style-name="T11_60">”<text:s/></text:span><text:span text:style-name="T11_61">radzi</text:span><text:span text:style-name="T11_62"><text:s/></text:span><text:span text:style-name="T11_63">sobie</text:span><text:span text:style-name="T11_64"><text:s/></text:span><text:span text:style-name="T11_65">doskonale</text:span><text:span text:style-name="T11_66">.<text:s/></text:span><text:span text:style-name="T11_67">Nawet</text:span><text:span text:style-name="T11_68"><text:s/></text:span><text:span text:style-name="T11_69">gdy</text:span><text:span text:style-name="T11_70"><text:s/></text:span><text:span text:style-name="T11_71">niektóre</text:span><text:span text:style-name="T11_72"><text:s/></text:span><text:span text:style-name="T11_73">tematy</text:span><text:span text:style-name="T11_74"><text:s/></text:span><text:span text:style-name="T11_75">podaje</text:span><text:span text:style-name="T11_76"><text:s/></text:span><text:span text:style-name="T11_77">się</text:span><text:span text:style-name="T11_78"><text:s/></text:span><text:span text:style-name="T11_79">w</text:span><text:span text:style-name="T11_80"><text:s/></text:span><text:span text:style-name="T11_81">lekkim</text:span><text:span text:style-name="T11_82"><text:s/></text:span><text:span text:style-name="T11_83">tonie</text:span><text:span text:style-name="T11_84">,<text:s/></text:span><text:span text:style-name="T11_85">to</text:span><text:span text:style-name="T11_86"><text:s/></text:span><text:span text:style-name="T11_87">same</text:span><text:span text:style-name="T11_88"><text:s/></text:span><text:span text:style-name="T11_89">w</text:span><text:span text:style-name="T11_90"><text:s/></text:span><text:span text:style-name="T11_91">sobie</text:span><text:span text:style-name="T11_92"><text:s/></text:span><text:span text:style-name="T11_93">pozostają</text:span><text:span text:style-name="T11_94"><text:s/></text:span><text:span text:style-name="T11_95">zaskakująco</text:span><text:span text:style-name="T11_96"><text:s/></text:span><text:span text:style-name="T11_97">ciężkie</text:span><text:span text:style-name="T11_98"><text:s/></text:span><text:span text:style-name="T11_99">i</text:span><text:span text:style-name="T11_100"><text:s/></text:span><text:span text:style-name="T11_101">poważne</text:span><text:span text:style-name="T11_102"><text:s/>–<text:s/></text:span><text:span text:style-name="T11_103">choćby</text:span><text:span text:style-name="T11_104"><text:s/></text:span><text:span text:style-name="T11_105">kwestie</text:span><text:span text:style-name="T11_106"><text:s/></text:span><text:span text:style-name="T11_107">związków</text:span><text:span text:style-name="T11_108">,<text:s/></text:span><text:span text:style-name="T11_109">pewności</text:span><text:span text:style-name="T11_110"><text:s/></text:span><text:span text:style-name="T11_111">siebie</text:span><text:span text:style-name="T11_112"><text:s/></text:span><text:span text:style-name="T11_113">czy</text:span><text:span text:style-name="T11_114"><text:s/></text:span><text:span text:style-name="T11_115">zaufania</text:span><text:span text:style-name="T11_116">.<text:s/></text:span><text:span text:style-name="T11_117">Dalej</text:span><text:span text:style-name="T11_118"><text:s/></text:span><text:span text:style-name="T11_119">rozwinięte</text:span><text:span text:style-name="T11_120"><text:s/></text:span><text:span text:style-name="T11_121">jest</text:span><text:span text:style-name="T11_122"><text:s/></text:span><text:span text:style-name="T11_123">to</text:span><text:span text:style-name="T11_124"><text:s/></text:span><text:span text:style-name="T11_125">w</text:span><text:span text:style-name="T11_126"><text:s/></text:span><text:span text:style-name="T11_127">pozostałych</text:span><text:span text:style-name="T11_128"><text:s/></text:span><text:span text:style-name="T11_129">utworach</text:span><text:span text:style-name="T11_130"><text:s/></text:span><text:span text:style-name="T11_131">z</text:span><text:span text:style-name="T11_132"><text:s/></text:span><text:span text:style-name="T11_133">tego</text:span><text:span text:style-name="T11_134"><text:s/></text:span><text:span text:style-name="T11_135">cyklu</text:span><text:span text:style-name="T11_136"><text:s/>–<text:s/></text:span><text:span text:style-name="T11_137">choć</text:span><text:span text:style-name="T11_138"><text:s/></text:span><text:span text:style-name="T11_139">osobiście</text:span><text:span text:style-name="T11_140"><text:s/></text:span><text:span text:style-name="T11_141">muszę</text:span><text:span text:style-name="T11_142"><text:s/></text:span><text:span text:style-name="T11_143">przyznać</text:span><text:span text:style-name="T11_144">,<text:s/></text:span><text:span text:style-name="T11_145">że</text:span><text:span text:style-name="T11_146"><text:s/></text:span><text:span text:style-name="T11_147">przy</text:span><text:span text:style-name="T11_148"><text:s/>“</text:span><text:span text:style-name="T11_149">Thunder</text:span><text:span text:style-name="T11_150"><text:s/>&amp;<text:s/></text:span><text:span text:style-name="T11_151">Lightning</text:span><text:span text:style-name="T11_152">”<text:s/></text:span><text:span text:style-name="T11_153">prawie</text:span><text:span text:style-name="T11_154"><text:s/></text:span><text:span text:style-name="T11_155">z</text:span><text:span text:style-name="T11_156"><text:s/></text:span><text:span text:style-name="T11_157">tego</text:span><text:span text:style-name="T11_158"><text:s/></text:span><text:span text:style-name="T11_159">powodu</text:span><text:span text:style-name="T11_160"><text:s/></text:span><text:span text:style-name="T11_161">posiwiałem</text:span><text:span text:style-name="T11_162">.</text:span></text:p>
      <text:p text:style-name="P12"/>
      <text:p text:style-name="P13"><text:span text:style-name="T13_1">Jeśli</text:span><text:span text:style-name="T13_2"><text:s/></text:span><text:span text:style-name="T13_3">chodzi</text:span><text:span text:style-name="T13_4"><text:s/></text:span><text:span text:style-name="T13_5">o</text:span><text:span text:style-name="T13_6"><text:s/></text:span><text:span text:style-name="T13_7">kwestie</text:span><text:span text:style-name="T13_8"><text:s/></text:span><text:span text:style-name="T13_9">techniczne</text:span><text:span text:style-name="T13_10">,<text:s/></text:span><text:span text:style-name="T13_11">to</text:span><text:span text:style-name="T13_12"><text:s/>–<text:s/></text:span><text:span text:style-name="T13_13">pomijając</text:span><text:span text:style-name="T13_14"><text:s/></text:span><text:span text:style-name="T13_15">pierwszy</text:span><text:span text:style-name="T13_16"><text:s/></text:span><text:span text:style-name="T13_17">rozdział</text:span><text:span text:style-name="T13_18">,<text:s/></text:span><text:span text:style-name="T13_19">w</text:span><text:span text:style-name="T13_20"><text:s/></text:span><text:span text:style-name="T13_21">którym</text:span><text:span text:style-name="T13_22"><text:s/></text:span><text:span text:style-name="T13_23">wciąż</text:span><text:span text:style-name="T13_24"><text:s/></text:span><text:span text:style-name="T13_25">znajduje</text:span><text:span text:style-name="T13_26"><text:s/></text:span><text:span text:style-name="T13_27">się</text:span><text:span text:style-name="T13_28"><text:s/></text:span><text:span text:style-name="T13_29">sporo</text:span><text:span text:style-name="T13_30"><text:s/></text:span><text:span text:style-name="T13_31">drobnych</text:span><text:span text:style-name="T13_32"><text:s/></text:span><text:span text:style-name="T13_33">błędów</text:span><text:span text:style-name="T13_34"><text:s/>–<text:s/></text:span><text:span text:style-name="T13_35">jest</text:span><text:span text:style-name="T13_36"><text:s/></text:span><text:span text:style-name="T13_37">nad</text:span><text:span text:style-name="T13_38"><text:s/></text:span><text:span text:style-name="T13_39">wyraz</text:span><text:span text:style-name="T13_40"><text:s/></text:span><text:span text:style-name="T13_41">poprawnie</text:span><text:span text:style-name="T13_42">.<text:s/></text:span><text:span text:style-name="T13_43">Autor</text:span><text:span text:style-name="T13_44"><text:s/></text:span><text:span text:style-name="T13_45">jest</text:span><text:span text:style-name="T13_46"><text:s/></text:span><text:span text:style-name="T13_47">Polakiem</text:span><text:span text:style-name="T13_48">,<text:s/></text:span><text:span text:style-name="T13_49">ale</text:span><text:span text:style-name="T13_50"><text:s/></text:span><text:span text:style-name="T13_51">po</text:span><text:span text:style-name="T13_52"><text:s/></text:span><text:span text:style-name="T13_53">jego</text:span><text:span text:style-name="T13_54"><text:s/></text:span><text:span text:style-name="T13_55">angielszczyźnie</text:span><text:span text:style-name="T13_56"><text:s/></text:span><text:span text:style-name="T13_57">tego</text:span><text:span text:style-name="T13_58"><text:s/></text:span><text:span text:style-name="T13_59">nie</text:span><text:span text:style-name="T13_60"><text:s/></text:span><text:span text:style-name="T13_61">widać</text:span><text:span text:style-name="T13_62"><text:s/>–<text:s/></text:span><text:span text:style-name="T13_63">pozbawiona</text:span><text:span text:style-name="T13_64"><text:s/></text:span><text:span text:style-name="T13_65">jest</text:span><text:span text:style-name="T13_66"><text:s/></text:span><text:span text:style-name="T13_67">błędów</text:span><text:span text:style-name="T13_68">,<text:s/></text:span><text:span text:style-name="T13_69">a</text:span><text:span text:style-name="T13_70"><text:s/></text:span><text:span text:style-name="T13_71">jego</text:span><text:span text:style-name="T13_72"><text:s/></text:span><text:span text:style-name="T13_73">styl</text:span><text:span text:style-name="T13_74"><text:s/></text:span><text:span text:style-name="T13_75">jest</text:span><text:span text:style-name="T13_76"><text:s/></text:span><text:span text:style-name="T13_77">kwiecisty</text:span><text:span text:style-name="T13_78"><text:s/></text:span><text:span text:style-name="T13_79">i</text:span><text:span text:style-name="T13_80"><text:s/></text:span><text:span text:style-name="T13_81">bogaty</text:span><text:span text:style-name="T13_82">.<text:s/></text:span><text:span text:style-name="T13_83">Co</text:span><text:span text:style-name="T13_84"><text:s/></text:span><text:span text:style-name="T13_85">więcej</text:span><text:span text:style-name="T13_86">,<text:s/></text:span><text:span text:style-name="T13_87">aktywnie</text:span><text:span text:style-name="T13_88"><text:s/></text:span><text:span text:style-name="T13_89">wysłuchuje</text:span><text:span text:style-name="T13_90"><text:s/></text:span><text:span text:style-name="T13_91">uwag</text:span><text:span text:style-name="T13_92"><text:s/></text:span><text:span text:style-name="T13_93">czytelników</text:span><text:span text:style-name="T13_94"><text:s/></text:span><text:span text:style-name="T13_95">odnośnie</text:span><text:span text:style-name="T13_96"><text:s/></text:span><text:span text:style-name="T13_97">strony</text:span><text:span text:style-name="T13_98"><text:s/></text:span><text:span text:style-name="T13_99">technicznej</text:span><text:span text:style-name="T13_100"><text:s/></text:span><text:span text:style-name="T13_101">i</text:span><text:span text:style-name="T13_102"><text:s/></text:span><text:span text:style-name="T13_103">poprawia</text:span><text:span text:style-name="T13_104"><text:s/></text:span><text:span text:style-name="T13_105">odnalezione</text:span><text:span text:style-name="T13_106"><text:s/></text:span><text:span text:style-name="T13_107">przez</text:span><text:span text:style-name="T13_108"><text:s/></text:span><text:span text:style-name="T13_109">nich</text:span><text:span text:style-name="T13_110"><text:s/></text:span><text:span text:style-name="T13_111">błędy</text:span><text:span text:style-name="T13_112">,<text:s/></text:span><text:span text:style-name="T13_113">przez</text:span><text:span text:style-name="T13_114"><text:s/></text:span><text:span text:style-name="T13_115">co</text:span><text:span text:style-name="T13_116"><text:s/></text:span><text:span text:style-name="T13_117">jego</text:span><text:span text:style-name="T13_118"><text:s/></text:span><text:span text:style-name="T13_119">dzieło</text:span><text:span text:style-name="T13_120"><text:s/></text:span><text:span text:style-name="T13_121">czyta</text:span><text:span text:style-name="T13_122"><text:s/></text:span><text:span text:style-name="T13_123">się</text:span><text:span text:style-name="T13_124"><text:s/></text:span><text:span text:style-name="T13_125">jeszcze</text:span><text:span text:style-name="T13_126"><text:s/></text:span><text:span text:style-name="T13_127">przyjemniej</text:span><text:span text:style-name="T13_128">.</text:span></text:p>
      <text:p text:style-name="P14"/>
      <text:p text:style-name="P15"><text:span text:style-name="T15_1">Podsumowując</text:span><text:span text:style-name="T15_2"><text:s/>–<text:s/>“</text:span><text:span text:style-name="T15_3">Stallions</text:span><text:span text:style-name="T15_4"><text:s/></text:span><text:span text:style-name="T15_5">of</text:span><text:span text:style-name="T15_6"><text:s/></text:span><text:span text:style-name="T15_7">harmony</text:span><text:span text:style-name="T15_8">”<text:s/></text:span><text:span text:style-name="T15_9">już</text:span><text:span text:style-name="T15_10"><text:s/></text:span><text:span text:style-name="T15_11">samo</text:span><text:span text:style-name="T15_12"><text:s/></text:span><text:span text:style-name="T15_13">w</text:span><text:span text:style-name="T15_14"><text:s/></text:span><text:span text:style-name="T15_15">sobie</text:span><text:span text:style-name="T15_16"><text:s/></text:span><text:span text:style-name="T15_17">jest</text:span><text:span text:style-name="T15_18"><text:s/></text:span><text:span text:style-name="T15_19">bardzo</text:span><text:span text:style-name="T15_20"><text:s/></text:span><text:span text:style-name="T15_21">porządnym</text:span><text:span text:style-name="T15_22"><text:s/></text:span><text:span text:style-name="T15_23">kawałkiem</text:span><text:span text:style-name="T15_24"><text:s/></text:span><text:span text:style-name="T15_25">opowiadania</text:span><text:span text:style-name="T15_26">,<text:s/></text:span><text:span text:style-name="T15_27">które</text:span><text:span text:style-name="T15_28"><text:s/></text:span><text:span text:style-name="T15_29">warto</text:span><text:span text:style-name="T15_30"><text:s/></text:span><text:span text:style-name="T15_31">przeczytać</text:span><text:span text:style-name="T15_32"><text:s/></text:span><text:span text:style-name="T15_33">choćby</text:span><text:span text:style-name="T15_34"><text:s/></text:span><text:span text:style-name="T15_35">ze</text:span><text:span text:style-name="T15_36"><text:s/></text:span><text:span text:style-name="T15_37">względu</text:span><text:span text:style-name="T15_38"><text:s/></text:span><text:span text:style-name="T15_39">na</text:span><text:span text:style-name="T15_40"><text:s/></text:span><text:span text:style-name="T15_41">wspaniały</text:span><text:span text:style-name="T15_42"><text:s/></text:span><text:span text:style-name="T15_43">humor</text:span><text:span text:style-name="T15_44">.<text:s/></text:span><text:span text:style-name="T15_45">W</text:span><text:span text:style-name="T15_46"><text:s/></text:span><text:span text:style-name="T15_47">połączeniu</text:span><text:span text:style-name="T15_48"><text:s/></text:span><text:span text:style-name="T15_49">z</text:span><text:span text:style-name="T15_50"><text:s/></text:span><text:span text:style-name="T15_51">pozostałymi</text:span><text:span text:style-name="T15_52"><text:s/></text:span><text:span text:style-name="T15_53">dziełami</text:span><text:span text:style-name="T15_54"><text:s/></text:span><text:span text:style-name="T15_55">z</text:span><text:span text:style-name="T15_56"><text:s/></text:span><text:span text:style-name="T15_57">cyklu</text:span><text:span text:style-name="T15_58"><text:s/></text:span><text:span text:style-name="T15_59">staje</text:span><text:span text:style-name="T15_60"><text:s/></text:span><text:span text:style-name="T15_61">się</text:span><text:span text:style-name="T15_62"><text:s/></text:span><text:span text:style-name="T15_63">jeszcze</text:span><text:span text:style-name="T15_64"><text:s/></text:span><text:span text:style-name="T15_65">bardziej</text:span><text:span text:style-name="T15_66"><text:s/></text:span><text:span text:style-name="T15_67">warty</text:span><text:span text:style-name="T15_68"><text:s/></text:span><text:span text:style-name="T15_69">uwagi</text:span><text:span text:style-name="T15_70">.<text:s/></text:span><text:span text:style-name="T15_71">Bardzo</text:span><text:span text:style-name="T15_72"><text:s/></text:span><text:span text:style-name="T15_73">dobra</text:span><text:span text:style-name="T15_74"><text:s/></text:span><text:span text:style-name="T15_75">komedia</text:span><text:span text:style-name="T15_76"><text:s/></text:span><text:span text:style-name="T15_77">połączona</text:span><text:span text:style-name="T15_78"><text:s/></text:span><text:span text:style-name="T15_79">ze</text:span><text:span text:style-name="T15_80"><text:s/></text:span><text:span text:style-name="T15_81">świetnym</text:span><text:span text:style-name="T15_82"><text:s/></text:span><text:span text:style-name="T15_83">slice</text:span><text:span text:style-name="T15_84"><text:s/></text:span><text:span text:style-name="T15_85">of</text:span><text:span text:style-name="T15_86"><text:s/></text:span><text:span text:style-name="T15_87">life</text:span><text:span text:style-name="T15_88">,<text:s/></text:span><text:span text:style-name="T15_89">dobrymi</text:span><text:span text:style-name="T15_90"><text:s/></text:span><text:span text:style-name="T15_91">wątkami</text:span><text:span text:style-name="T15_92"><text:s/></text:span><text:span text:style-name="T15_93">pobocznymi</text:span><text:span text:style-name="T15_94"><text:s/></text:span><text:span text:style-name="T15_95">czy</text:span><text:span text:style-name="T15_96"><text:s/></text:span><text:span text:style-name="T15_97">romansowymi</text:span><text:span text:style-name="T15_98">…<text:s/></text:span><text:span text:style-name="T15_99">Czytając</text:span><text:span text:style-name="T15_100"><text:s/></text:span><text:span text:style-name="T15_101">te</text:span><text:span text:style-name="T15_102"><text:s/></text:span><text:span text:style-name="T15_103">opowiadania</text:span><text:span text:style-name="T15_104">,<text:s/></text:span><text:span text:style-name="T15_105">człowiek</text:span><text:span text:style-name="T15_106"><text:s/></text:span><text:span text:style-name="T15_107">czuje</text:span><text:span text:style-name="T15_108"><text:s/></text:span><text:span text:style-name="T15_109">się</text:span><text:span text:style-name="T15_110"><text:s/></text:span><text:span text:style-name="T15_111">praktycznie</text:span><text:span text:style-name="T15_112"><text:s/></text:span><text:span text:style-name="T15_113">jakby</text:span><text:span text:style-name="T15_114"><text:s/></text:span><text:span text:style-name="T15_115">miał</text:span><text:span text:style-name="T15_116"><text:s/></text:span><text:span text:style-name="T15_117">do</text:span><text:span text:style-name="T15_118"><text:s/></text:span><text:span text:style-name="T15_119">czynienia</text:span><text:span text:style-name="T15_120"><text:s/></text:span><text:span text:style-name="T15_121">z</text:span><text:span text:style-name="T15_122"><text:s/></text:span><text:span text:style-name="T15_123">serialem</text:span><text:span text:style-name="T15_124"><text:s/>“</text:span><text:span text:style-name="T15_125">My</text:span><text:span text:style-name="T15_126"><text:s/></text:span><text:span text:style-name="T15_127">Little</text:span><text:span text:style-name="T15_128"><text:s/></text:span><text:span text:style-name="T15_129">Pony</text:span><text:span text:style-name="T15_130">:<text:s/></text:span><text:span text:style-name="T15_131">Friendship</text:span><text:span text:style-name="T15_132"><text:s/></text:span><text:span text:style-name="T15_133">is</text:span><text:span text:style-name="T15_134"><text:s/></text:span><text:span text:style-name="T15_135">Magic</text:span><text:span text:style-name="T15_136">”<text:s/>–<text:s/></text:span><text:span text:style-name="T15_137">tylko</text:span><text:span text:style-name="T15_138"><text:s/></text:span><text:span text:style-name="T15_139">w</text:span><text:span text:style-name="T15_140"><text:s/></text:span><text:span text:style-name="T15_141">wersji</text:span><text:span text:style-name="T15_142"><text:s/></text:span><text:span text:style-name="T15_143">dla</text:span><text:span text:style-name="T15_144"><text:s/></text:span><text:span text:style-name="T15_145">męskiej</text:span><text:span text:style-name="T15_146"><text:s/></text:span><text:span text:style-name="T15_147">widowni</text:span><text:span text:style-name="T15_148"><text:s/></text:span><text:span text:style-name="T15_149">i</text:span><text:span text:style-name="T15_150"><text:s/></text:span><text:span text:style-name="T15_151">z</text:span><text:span text:style-name="T15_152"><text:s/></text:span><text:span text:style-name="T15_153">o</text:span><text:span text:style-name="T15_154"><text:s/></text:span><text:span text:style-name="T15_155">wiele</text:span><text:span text:style-name="T15_156"><text:s/></text:span><text:span text:style-name="T15_157">dojrzałym</text:span><text:span text:style-name="T15_158"><text:s/></text:span><text:span text:style-name="T15_159">humorem</text:span><text:span text:style-name="T15_160">.<text:s text:c="2"/></text:span></text:p>
      <text:p text:style-name="P16"/>
      <text:p text:style-name="P17"/>
      <text:p text:style-name="P18"/>
      <text:p text:style-name="P19"><text:span text:style-name="T19_1"><text:a xlink:type="simple" xlink:href="https://derpicdn.net/img/view/2014/7/4/667442__safe_monochrome_traditional+art_big+macintosh_shining+armor_gun_braeburn_prince+blueblood_pencil+drawing_zombie.jpeg"><text:span text:style-name="T19_2">https</text:span></text:a></text:span><text:span text:style-name="T19_3"><text:a xlink:type="simple" xlink:href="https://derpicdn.net/img/view/2014/7/4/667442__safe_monochrome_traditional+art_big+macintosh_shining+armor_gun_braeburn_prince+blueblood_pencil+drawing_zombie.jpeg"><text:span text:style-name="T19_4">://</text:span></text:a></text:span><text:span text:style-name="T19_5"><text:a xlink:type="simple" xlink:href="https://derpicdn.net/img/view/2014/7/4/667442__safe_monochrome_traditional+art_big+macintosh_shining+armor_gun_braeburn_prince+blueblood_pencil+drawing_zombie.jpeg"><text:span text:style-name="T19_6">derpicdn</text:span></text:a></text:span><text:span text:style-name="T19_7"><text:a xlink:type="simple" xlink:href="https://derpicdn.net/img/view/2014/7/4/667442__safe_monochrome_traditional+art_big+macintosh_shining+armor_gun_braeburn_prince+blueblood_pencil+drawing_zombie.jpeg"><text:span text:style-name="T19_8">.</text:span></text:a></text:span><text:span text:style-name="T19_9"><text:a xlink:type="simple" xlink:href="https://derpicdn.net/img/view/2014/7/4/667442__safe_monochrome_traditional+art_big+macintosh_shining+armor_gun_braeburn_prince+blueblood_pencil+drawing_zombie.jpeg"><text:span text:style-name="T19_10">net</text:span></text:a></text:span><text:span text:style-name="T19_11"><text:a xlink:type="simple" xlink:href="https://derpicdn.net/img/view/2014/7/4/667442__safe_monochrome_traditional+art_big+macintosh_shining+armor_gun_braeburn_prince+blueblood_pencil+drawing_zombie.jpeg"><text:span text:style-name="T19_12">/</text:span></text:a></text:span><text:span text:style-name="T19_13"><text:a xlink:type="simple" xlink:href="https://derpicdn.net/img/view/2014/7/4/667442__safe_monochrome_traditional+art_big+macintosh_shining+armor_gun_braeburn_prince+blueblood_pencil+drawing_zombie.jpeg"><text:span text:style-name="T19_14">img</text:span></text:a></text:span><text:span text:style-name="T19_15"><text:a xlink:type="simple" xlink:href="https://derpicdn.net/img/view/2014/7/4/667442__safe_monochrome_traditional+art_big+macintosh_shining+armor_gun_braeburn_prince+blueblood_pencil+drawing_zombie.jpeg"><text:span text:style-name="T19_16">/</text:span></text:a></text:span><text:span text:style-name="T19_17"><text:a xlink:type="simple" xlink:href="https://derpicdn.net/img/view/2014/7/4/667442__safe_monochrome_traditional+art_big+macintosh_shining+armor_gun_braeburn_prince+blueblood_pencil+drawing_zombie.jpeg"><text:span text:style-name="T19_18">view</text:span></text:a></text:span><text:span text:style-name="T19_19"><text:a xlink:type="simple" xlink:href="https://derpicdn.net/img/view/2014/7/4/667442__safe_monochrome_traditional+art_big+macintosh_shining+armor_gun_braeburn_prince+blueblood_pencil+drawing_zombie.jpeg"><text:span text:style-name="T19_20">/2014/7/4/667442__</text:span></text:a></text:span><text:span text:style-name="T19_21"><text:a xlink:type="simple" xlink:href="https://derpicdn.net/img/view/2014/7/4/667442__safe_monochrome_traditional+art_big+macintosh_shining+armor_gun_braeburn_prince+blueblood_pencil+drawing_zombie.jpeg"><text:span text:style-name="T19_22">safe</text:span></text:a></text:span><text:span text:style-name="T19_23"><text:a xlink:type="simple" xlink:href="https://derpicdn.net/img/view/2014/7/4/667442__safe_monochrome_traditional+art_big+macintosh_shining+armor_gun_braeburn_prince+blueblood_pencil+drawing_zombie.jpeg"><text:span text:style-name="T19_24">_</text:span></text:a></text:span><text:span text:style-name="T19_25"><text:a xlink:type="simple" xlink:href="https://derpicdn.net/img/view/2014/7/4/667442__safe_monochrome_traditional+art_big+macintosh_shining+armor_gun_braeburn_prince+blueblood_pencil+drawing_zombie.jpeg"><text:span text:style-name="T19_26">monochrome</text:span></text:a></text:span><text:span text:style-name="T19_27"><text:a xlink:type="simple" xlink:href="https://derpicdn.net/img/view/2014/7/4/667442__safe_monochrome_traditional+art_big+macintosh_shining+armor_gun_braeburn_prince+blueblood_pencil+drawing_zombie.jpeg"><text:span text:style-name="T19_28">_</text:span></text:a></text:span><text:span text:style-name="T19_29"><text:a xlink:type="simple" xlink:href="https://derpicdn.net/img/view/2014/7/4/667442__safe_monochrome_traditional+art_big+macintosh_shining+armor_gun_braeburn_prince+blueblood_pencil+drawing_zombie.jpeg"><text:span text:style-name="T19_30">traditional</text:span></text:a></text:span><text:span text:style-name="T19_31"><text:a xlink:type="simple" xlink:href="https://derpicdn.net/img/view/2014/7/4/667442__safe_monochrome_traditional+art_big+macintosh_shining+armor_gun_braeburn_prince+blueblood_pencil+drawing_zombie.jpeg"><text:span text:style-name="T19_32">+</text:span></text:a></text:span><text:span text:style-name="T19_33"><text:a xlink:type="simple" xlink:href="https://derpicdn.net/img/view/2014/7/4/667442__safe_monochrome_traditional+art_big+macintosh_shining+armor_gun_braeburn_prince+blueblood_pencil+drawing_zombie.jpeg"><text:span text:style-name="T19_34">art</text:span></text:a></text:span><text:span text:style-name="T19_35"><text:a xlink:type="simple" xlink:href="https://derpicdn.net/img/view/2014/7/4/667442__safe_monochrome_traditional+art_big+macintosh_shining+armor_gun_braeburn_prince+blueblood_pencil+drawing_zombie.jpeg"><text:span text:style-name="T19_36">_</text:span></text:a></text:span><text:span text:style-name="T19_37"><text:a xlink:type="simple" xlink:href="https://derpicdn.net/img/view/2014/7/4/667442__safe_monochrome_traditional+art_big+macintosh_shining+armor_gun_braeburn_prince+blueblood_pencil+drawing_zombie.jpeg"><text:span text:style-name="T19_38">big</text:span></text:a></text:span><text:span text:style-name="T19_39"><text:a xlink:type="simple" xlink:href="https://derpicdn.net/img/view/2014/7/4/667442__safe_monochrome_traditional+art_big+macintosh_shining+armor_gun_braeburn_prince+blueblood_pencil+drawing_zombie.jpeg"><text:span text:style-name="T19_40">+</text:span></text:a></text:span><text:span text:style-name="T19_41"><text:a xlink:type="simple" xlink:href="https://derpicdn.net/img/view/2014/7/4/667442__safe_monochrome_traditional+art_big+macintosh_shining+armor_gun_braeburn_prince+blueblood_pencil+drawing_zombie.jpeg"><text:span text:style-name="T19_42">macintosh</text:span></text:a></text:span><text:span text:style-name="T19_43"><text:a xlink:type="simple" xlink:href="https://derpicdn.net/img/view/2014/7/4/667442__safe_monochrome_traditional+art_big+macintosh_shining+armor_gun_braeburn_prince+blueblood_pencil+drawing_zombie.jpeg"><text:span text:style-name="T19_44">_</text:span></text:a></text:span><text:span text:style-name="T19_45"><text:a xlink:type="simple" xlink:href="https://derpicdn.net/img/view/2014/7/4/667442__safe_monochrome_traditional+art_big+macintosh_shining+armor_gun_braeburn_prince+blueblood_pencil+drawing_zombie.jpeg"><text:span text:style-name="T19_46">shining</text:span></text:a></text:span><text:span text:style-name="T19_47"><text:a xlink:type="simple" xlink:href="https://derpicdn.net/img/view/2014/7/4/667442__safe_monochrome_traditional+art_big+macintosh_shining+armor_gun_braeburn_prince+blueblood_pencil+drawing_zombie.jpeg"><text:span text:style-name="T19_48">+</text:span></text:a></text:span><text:span text:style-name="T19_49"><text:a xlink:type="simple" xlink:href="https://derpicdn.net/img/view/2014/7/4/667442__safe_monochrome_traditional+art_big+macintosh_shining+armor_gun_braeburn_prince+blueblood_pencil+drawing_zombie.jpeg"><text:span text:style-name="T19_50">armor</text:span></text:a></text:span><text:span text:style-name="T19_51"><text:a xlink:type="simple" xlink:href="https://derpicdn.net/img/view/2014/7/4/667442__safe_monochrome_traditional+art_big+macintosh_shining+armor_gun_braeburn_prince+blueblood_pencil+drawing_zombie.jpeg"><text:span text:style-name="T19_52">_</text:span></text:a></text:span><text:span text:style-name="T19_53"><text:a xlink:type="simple" xlink:href="https://derpicdn.net/img/view/2014/7/4/667442__safe_monochrome_traditional+art_big+macintosh_shining+armor_gun_braeburn_prince+blueblood_pencil+drawing_zombie.jpeg"><text:span text:style-name="T19_54">gun</text:span></text:a></text:span><text:span text:style-name="T19_55"><text:a xlink:type="simple" xlink:href="https://derpicdn.net/img/view/2014/7/4/667442__safe_monochrome_traditional+art_big+macintosh_shining+armor_gun_braeburn_prince+blueblood_pencil+drawing_zombie.jpeg"><text:span text:style-name="T19_56">_</text:span></text:a></text:span><text:span text:style-name="T19_57"><text:a xlink:type="simple" xlink:href="https://derpicdn.net/img/view/2014/7/4/667442__safe_monochrome_traditional+art_big+macintosh_shining+armor_gun_braeburn_prince+blueblood_pencil+drawing_zombie.jpeg"><text:span text:style-name="T19_58">braeburn</text:span></text:a></text:span><text:span text:style-name="T19_59"><text:a xlink:type="simple" xlink:href="https://derpicdn.net/img/view/2014/7/4/667442__safe_monochrome_traditional+art_big+macintosh_shining+armor_gun_braeburn_prince+blueblood_pencil+drawing_zombie.jpeg"><text:span text:style-name="T19_60">_</text:span></text:a></text:span><text:span text:style-name="T19_61"><text:a xlink:type="simple" xlink:href="https://derpicdn.net/img/view/2014/7/4/667442__safe_monochrome_traditional+art_big+macintosh_shining+armor_gun_braeburn_prince+blueblood_pencil+drawing_zombie.jpeg"><text:span text:style-name="T19_62">prince</text:span></text:a></text:span><text:span text:style-name="T19_63"><text:a xlink:type="simple" xlink:href="https://derpicdn.net/img/view/2014/7/4/667442__safe_monochrome_traditional+art_big+macintosh_shining+armor_gun_braeburn_prince+blueblood_pencil+drawing_zombie.jpeg"><text:span text:style-name="T19_64">+</text:span></text:a></text:span><text:span text:style-name="T19_65"><text:a xlink:type="simple" xlink:href="https://derpicdn.net/img/view/2014/7/4/667442__safe_monochrome_traditional+art_big+macintosh_shining+armor_gun_braeburn_prince+blueblood_pencil+drawing_zombie.jpeg"><text:span text:style-name="T19_66">blueblood</text:span></text:a></text:span><text:span text:style-name="T19_67"><text:a xlink:type="simple" xlink:href="https://derpicdn.net/img/view/2014/7/4/667442__safe_monochrome_traditional+art_big+macintosh_shining+armor_gun_braeburn_prince+blueblood_pencil+drawing_zombie.jpeg"><text:span text:style-name="T19_68">_</text:span></text:a></text:span><text:span text:style-name="T19_69"><text:a xlink:type="simple" xlink:href="https://derpicdn.net/img/view/2014/7/4/667442__safe_monochrome_traditional+art_big+macintosh_shining+armor_gun_braeburn_prince+blueblood_pencil+drawing_zombie.jpeg"><text:span text:style-name="T19_70">pencil</text:span></text:a></text:span><text:span text:style-name="T19_71"><text:a xlink:type="simple" xlink:href="https://derpicdn.net/img/view/2014/7/4/667442__safe_monochrome_traditional+art_big+macintosh_shining+armor_gun_braeburn_prince+blueblood_pencil+drawing_zombie.jpeg"><text:span text:style-name="T19_72">+</text:span></text:a></text:span><text:span text:style-name="T19_73"><text:a xlink:type="simple" xlink:href="https://derpicdn.net/img/view/2014/7/4/667442__safe_monochrome_traditional+art_big+macintosh_shining+armor_gun_braeburn_prince+blueblood_pencil+drawing_zombie.jpeg"><text:span text:style-name="T19_74">drawing</text:span></text:a></text:span><text:span text:style-name="T19_75"><text:a xlink:type="simple" xlink:href="https://derpicdn.net/img/view/2014/7/4/667442__safe_monochrome_traditional+art_big+macintosh_shining+armor_gun_braeburn_prince+blueblood_pencil+drawing_zombie.jpeg"><text:span text:style-name="T19_76">_</text:span></text:a></text:span><text:span text:style-name="T19_77"><text:a xlink:type="simple" xlink:href="https://derpicdn.net/img/view/2014/7/4/667442__safe_monochrome_traditional+art_big+macintosh_shining+armor_gun_braeburn_prince+blueblood_pencil+drawing_zombie.jpeg"><text:span text:style-name="T19_78">zombie</text:span></text:a></text:span><text:span text:style-name="T19_79"><text:a xlink:type="simple" xlink:href="https://derpicdn.net/img/view/2014/7/4/667442__safe_monochrome_traditional+art_big+macintosh_shining+armor_gun_braeburn_prince+blueblood_pencil+drawing_zombie.jpeg"><text:span text:style-name="T19_80">.</text:span></text:a></text:span><text:span text:style-name="T19_81"><text:a xlink:type="simple" xlink:href="https://derpicdn.net/img/view/2014/7/4/667442__safe_monochrome_traditional+art_big+macintosh_shining+armor_gun_braeburn_prince+blueblood_pencil+drawing_zombie.jpeg"><text:span text:style-name="T19_82">jpeg</text:span></text:a></text:span></text:p>
      <text:p text:style-name="P20"><text:span text:style-name="T20_1">źródło</text:span><text:span text:style-name="T20_2"><text:s/></text:span><text:span text:style-name="T20_3"><text:a xlink:type="simple" xlink:href="https://derpibooru.org/667442?scope=scpeea425fc6d501a59aea0ba0f405f6a3da4342f9c8"><text:span text:style-name="T20_4">https</text:span></text:a></text:span><text:span text:style-name="T20_5"><text:a xlink:type="simple" xlink:href="https://derpibooru.org/667442?scope=scpeea425fc6d501a59aea0ba0f405f6a3da4342f9c8"><text:span text:style-name="T20_6">://</text:span></text:a></text:span><text:span text:style-name="T20_7"><text:a xlink:type="simple" xlink:href="https://derpibooru.org/667442?scope=scpeea425fc6d501a59aea0ba0f405f6a3da4342f9c8"><text:span text:style-name="T20_8">derpibooru</text:span></text:a></text:span><text:span text:style-name="T20_9"><text:a xlink:type="simple" xlink:href="https://derpibooru.org/667442?scope=scpeea425fc6d501a59aea0ba0f405f6a3da4342f9c8"><text:span text:style-name="T20_10">.</text:span></text:a></text:span><text:span text:style-name="T20_11"><text:a xlink:type="simple" xlink:href="https://derpibooru.org/667442?scope=scpeea425fc6d501a59aea0ba0f405f6a3da4342f9c8"><text:span text:style-name="T20_12">org</text:span></text:a></text:span><text:span text:style-name="T20_13"><text:a xlink:type="simple" xlink:href="https://derpibooru.org/667442?scope=scpeea425fc6d501a59aea0ba0f405f6a3da4342f9c8"><text:span text:style-name="T20_14">/667442?</text:span></text:a></text:span><text:span text:style-name="T20_15"><text:a xlink:type="simple" xlink:href="https://derpibooru.org/667442?scope=scpeea425fc6d501a59aea0ba0f405f6a3da4342f9c8"><text:span text:style-name="T20_16">scope</text:span></text:a></text:span><text:span text:style-name="T20_17"><text:a xlink:type="simple" xlink:href="https://derpibooru.org/667442?scope=scpeea425fc6d501a59aea0ba0f405f6a3da4342f9c8"><text:span text:style-name="T20_18">=</text:span></text:a></text:span><text:span text:style-name="T20_19"><text:a xlink:type="simple" xlink:href="https://derpibooru.org/667442?scope=scpeea425fc6d501a59aea0ba0f405f6a3da4342f9c8"><text:span text:style-name="T20_20">scpeea</text:span></text:a></text:span><text:span text:style-name="T20_21"><text:a xlink:type="simple" xlink:href="https://derpibooru.org/667442?scope=scpeea425fc6d501a59aea0ba0f405f6a3da4342f9c8"><text:span text:style-name="T20_22">425</text:span></text:a></text:span><text:span text:style-name="T20_23"><text:a xlink:type="simple" xlink:href="https://derpibooru.org/667442?scope=scpeea425fc6d501a59aea0ba0f405f6a3da4342f9c8"><text:span text:style-name="T20_24">fc</text:span></text:a></text:span><text:span text:style-name="T20_25"><text:a xlink:type="simple" xlink:href="https://derpibooru.org/667442?scope=scpeea425fc6d501a59aea0ba0f405f6a3da4342f9c8"><text:span text:style-name="T20_26">6</text:span></text:a></text:span><text:span text:style-name="T20_27"><text:a xlink:type="simple" xlink:href="https://derpibooru.org/667442?scope=scpeea425fc6d501a59aea0ba0f405f6a3da4342f9c8"><text:span text:style-name="T20_28">d</text:span></text:a></text:span><text:span text:style-name="T20_29"><text:a xlink:type="simple" xlink:href="https://derpibooru.org/667442?scope=scpeea425fc6d501a59aea0ba0f405f6a3da4342f9c8"><text:span text:style-name="T20_30">501</text:span></text:a></text:span><text:span text:style-name="T20_31"><text:a xlink:type="simple" xlink:href="https://derpibooru.org/667442?scope=scpeea425fc6d501a59aea0ba0f405f6a3da4342f9c8"><text:span text:style-name="T20_32">a</text:span></text:a></text:span><text:span text:style-name="T20_33"><text:a xlink:type="simple" xlink:href="https://derpibooru.org/667442?scope=scpeea425fc6d501a59aea0ba0f405f6a3da4342f9c8"><text:span text:style-name="T20_34">59</text:span></text:a></text:span><text:span text:style-name="T20_35"><text:a xlink:type="simple" xlink:href="https://derpibooru.org/667442?scope=scpeea425fc6d501a59aea0ba0f405f6a3da4342f9c8"><text:span text:style-name="T20_36">aea</text:span></text:a></text:span><text:span text:style-name="T20_37"><text:a xlink:type="simple" xlink:href="https://derpibooru.org/667442?scope=scpeea425fc6d501a59aea0ba0f405f6a3da4342f9c8"><text:span text:style-name="T20_38">0</text:span></text:a></text:span><text:span text:style-name="T20_39"><text:a xlink:type="simple" xlink:href="https://derpibooru.org/667442?scope=scpeea425fc6d501a59aea0ba0f405f6a3da4342f9c8"><text:span text:style-name="T20_40">ba</text:span></text:a></text:span><text:span text:style-name="T20_41"><text:a xlink:type="simple" xlink:href="https://derpibooru.org/667442?scope=scpeea425fc6d501a59aea0ba0f405f6a3da4342f9c8"><text:span text:style-name="T20_42">0</text:span></text:a></text:span><text:span text:style-name="T20_43"><text:a xlink:type="simple" xlink:href="https://derpibooru.org/667442?scope=scpeea425fc6d501a59aea0ba0f405f6a3da4342f9c8"><text:span text:style-name="T20_44">f</text:span></text:a></text:span><text:span text:style-name="T20_45"><text:a xlink:type="simple" xlink:href="https://derpibooru.org/667442?scope=scpeea425fc6d501a59aea0ba0f405f6a3da4342f9c8"><text:span text:style-name="T20_46">405</text:span></text:a></text:span><text:span text:style-name="T20_47"><text:a xlink:type="simple" xlink:href="https://derpibooru.org/667442?scope=scpeea425fc6d501a59aea0ba0f405f6a3da4342f9c8"><text:span text:style-name="T20_48">f</text:span></text:a></text:span><text:span text:style-name="T20_49"><text:a xlink:type="simple" xlink:href="https://derpibooru.org/667442?scope=scpeea425fc6d501a59aea0ba0f405f6a3da4342f9c8"><text:span text:style-name="T20_50">6</text:span></text:a></text:span><text:span text:style-name="T20_51"><text:a xlink:type="simple" xlink:href="https://derpibooru.org/667442?scope=scpeea425fc6d501a59aea0ba0f405f6a3da4342f9c8"><text:span text:style-name="T20_52">a</text:span></text:a></text:span><text:span text:style-name="T20_53"><text:a xlink:type="simple" xlink:href="https://derpibooru.org/667442?scope=scpeea425fc6d501a59aea0ba0f405f6a3da4342f9c8"><text:span text:style-name="T20_54">3</text:span></text:a></text:span><text:span text:style-name="T20_55"><text:a xlink:type="simple" xlink:href="https://derpibooru.org/667442?scope=scpeea425fc6d501a59aea0ba0f405f6a3da4342f9c8"><text:span text:style-name="T20_56">da</text:span></text:a></text:span><text:span text:style-name="T20_57"><text:a xlink:type="simple" xlink:href="https://derpibooru.org/667442?scope=scpeea425fc6d501a59aea0ba0f405f6a3da4342f9c8"><text:span text:style-name="T20_58">4342</text:span></text:a></text:span><text:span text:style-name="T20_59"><text:a xlink:type="simple" xlink:href="https://derpibooru.org/667442?scope=scpeea425fc6d501a59aea0ba0f405f6a3da4342f9c8"><text:span text:style-name="T20_60">f</text:span></text:a></text:span><text:span text:style-name="T20_61"><text:a xlink:type="simple" xlink:href="https://derpibooru.org/667442?scope=scpeea425fc6d501a59aea0ba0f405f6a3da4342f9c8"><text:span text:style-name="T20_62">9</text:span></text:a></text:span><text:span text:style-name="T20_63"><text:a xlink:type="simple" xlink:href="https://derpibooru.org/667442?scope=scpeea425fc6d501a59aea0ba0f405f6a3da4342f9c8"><text:span text:style-name="T20_64">c</text:span></text:a></text:span><text:span text:style-name="T20_65"><text:a xlink:type="simple" xlink:href="https://derpibooru.org/667442?scope=scpeea425fc6d501a59aea0ba0f405f6a3da4342f9c8"><text:span text:style-name="T20_66">8</text:span></text:a></text:span></text:p>
      <text:p text:style-name="P21"/>
      <text:p text:style-name="P22"><text:span text:style-name="T22_1"><text:a xlink:type="simple" xlink:href="https://derpicdn.net/img/view/2014/5/23/634546__safe_traditional+art_discord_big+macintosh_shining+armor_soarin%27_doctor+whooves_prince+blueblood_car_thunderlane.jpeg"><text:span text:style-name="T22_2">https</text:span></text:a></text:span><text:span text:style-name="T22_3"><text:a xlink:type="simple" xlink:href="https://derpicdn.net/img/view/2014/5/23/634546__safe_traditional+art_discord_big+macintosh_shining+armor_soarin%27_doctor+whooves_prince+blueblood_car_thunderlane.jpeg"><text:span text:style-name="T22_4">://</text:span></text:a></text:span><text:span text:style-name="T22_5"><text:a xlink:type="simple" xlink:href="https://derpicdn.net/img/view/2014/5/23/634546__safe_traditional+art_discord_big+macintosh_shining+armor_soarin%27_doctor+whooves_prince+blueblood_car_thunderlane.jpeg"><text:span text:style-name="T22_6">derpicdn</text:span></text:a></text:span><text:span text:style-name="T22_7"><text:a xlink:type="simple" xlink:href="https://derpicdn.net/img/view/2014/5/23/634546__safe_traditional+art_discord_big+macintosh_shining+armor_soarin%27_doctor+whooves_prince+blueblood_car_thunderlane.jpeg"><text:span text:style-name="T22_8">.</text:span></text:a></text:span><text:span text:style-name="T22_9"><text:a xlink:type="simple" xlink:href="https://derpicdn.net/img/view/2014/5/23/634546__safe_traditional+art_discord_big+macintosh_shining+armor_soarin%27_doctor+whooves_prince+blueblood_car_thunderlane.jpeg"><text:span text:style-name="T22_10">net</text:span></text:a></text:span><text:span text:style-name="T22_11"><text:a xlink:type="simple" xlink:href="https://derpicdn.net/img/view/2014/5/23/634546__safe_traditional+art_discord_big+macintosh_shining+armor_soarin%27_doctor+whooves_prince+blueblood_car_thunderlane.jpeg"><text:span text:style-name="T22_12">/</text:span></text:a></text:span><text:span text:style-name="T22_13"><text:a xlink:type="simple" xlink:href="https://derpicdn.net/img/view/2014/5/23/634546__safe_traditional+art_discord_big+macintosh_shining+armor_soarin%27_doctor+whooves_prince+blueblood_car_thunderlane.jpeg"><text:span text:style-name="T22_14">img</text:span></text:a></text:span><text:span text:style-name="T22_15"><text:a xlink:type="simple" xlink:href="https://derpicdn.net/img/view/2014/5/23/634546__safe_traditional+art_discord_big+macintosh_shining+armor_soarin%27_doctor+whooves_prince+blueblood_car_thunderlane.jpeg"><text:span text:style-name="T22_16">/</text:span></text:a></text:span><text:span text:style-name="T22_17"><text:a xlink:type="simple" xlink:href="https://derpicdn.net/img/view/2014/5/23/634546__safe_traditional+art_discord_big+macintosh_shining+armor_soarin%27_doctor+whooves_prince+blueblood_car_thunderlane.jpeg"><text:span text:style-name="T22_18">view</text:span></text:a></text:span><text:span text:style-name="T22_19"><text:a xlink:type="simple" xlink:href="https://derpicdn.net/img/view/2014/5/23/634546__safe_traditional+art_discord_big+macintosh_shining+armor_soarin%27_doctor+whooves_prince+blueblood_car_thunderlane.jpeg"><text:span text:style-name="T22_20">/2014/5/23/634546__</text:span></text:a></text:span><text:span text:style-name="T22_21"><text:a xlink:type="simple" xlink:href="https://derpicdn.net/img/view/2014/5/23/634546__safe_traditional+art_discord_big+macintosh_shining+armor_soarin%27_doctor+whooves_prince+blueblood_car_thunderlane.jpeg"><text:span text:style-name="T22_22">safe</text:span></text:a></text:span><text:span text:style-name="T22_23"><text:a xlink:type="simple" xlink:href="https://derpicdn.net/img/view/2014/5/23/634546__safe_traditional+art_discord_big+macintosh_shining+armor_soarin%27_doctor+whooves_prince+blueblood_car_thunderlane.jpeg"><text:span text:style-name="T22_24">_</text:span></text:a></text:span><text:span text:style-name="T22_25"><text:a xlink:type="simple" xlink:href="https://derpicdn.net/img/view/2014/5/23/634546__safe_traditional+art_discord_big+macintosh_shining+armor_soarin%27_doctor+whooves_prince+blueblood_car_thunderlane.jpeg"><text:span text:style-name="T22_26">traditional</text:span></text:a></text:span><text:span text:style-name="T22_27"><text:a xlink:type="simple" xlink:href="https://derpicdn.net/img/view/2014/5/23/634546__safe_traditional+art_discord_big+macintosh_shining+armor_soarin%27_doctor+whooves_prince+blueblood_car_thunderlane.jpeg"><text:span text:style-name="T22_28">+</text:span></text:a></text:span><text:span text:style-name="T22_29"><text:a xlink:type="simple" xlink:href="https://derpicdn.net/img/view/2014/5/23/634546__safe_traditional+art_discord_big+macintosh_shining+armor_soarin%27_doctor+whooves_prince+blueblood_car_thunderlane.jpeg"><text:span text:style-name="T22_30">art</text:span></text:a></text:span><text:span text:style-name="T22_31"><text:a xlink:type="simple" xlink:href="https://derpicdn.net/img/view/2014/5/23/634546__safe_traditional+art_discord_big+macintosh_shining+armor_soarin%27_doctor+whooves_prince+blueblood_car_thunderlane.jpeg"><text:span text:style-name="T22_32">_</text:span></text:a></text:span><text:span text:style-name="T22_33"><text:a xlink:type="simple" xlink:href="https://derpicdn.net/img/view/2014/5/23/634546__safe_traditional+art_discord_big+macintosh_shining+armor_soarin%27_doctor+whooves_prince+blueblood_car_thunderlane.jpeg"><text:span text:style-name="T22_34">discord</text:span></text:a></text:span><text:span text:style-name="T22_35"><text:a xlink:type="simple" xlink:href="https://derpicdn.net/img/view/2014/5/23/634546__safe_traditional+art_discord_big+macintosh_shining+armor_soarin%27_doctor+whooves_prince+blueblood_car_thunderlane.jpeg"><text:span text:style-name="T22_36">_</text:span></text:a></text:span><text:span text:style-name="T22_37"><text:a xlink:type="simple" xlink:href="https://derpicdn.net/img/view/2014/5/23/634546__safe_traditional+art_discord_big+macintosh_shining+armor_soarin%27_doctor+whooves_prince+blueblood_car_thunderlane.jpeg"><text:span text:style-name="T22_38">big</text:span></text:a></text:span><text:span text:style-name="T22_39"><text:a xlink:type="simple" xlink:href="https://derpicdn.net/img/view/2014/5/23/634546__safe_traditional+art_discord_big+macintosh_shining+armor_soarin%27_doctor+whooves_prince+blueblood_car_thunderlane.jpeg"><text:span text:style-name="T22_40">+</text:span></text:a></text:span><text:span text:style-name="T22_41"><text:a xlink:type="simple" xlink:href="https://derpicdn.net/img/view/2014/5/23/634546__safe_traditional+art_discord_big+macintosh_shining+armor_soarin%27_doctor+whooves_prince+blueblood_car_thunderlane.jpeg"><text:span text:style-name="T22_42">macintosh</text:span></text:a></text:span><text:span text:style-name="T22_43"><text:a xlink:type="simple" xlink:href="https://derpicdn.net/img/view/2014/5/23/634546__safe_traditional+art_discord_big+macintosh_shining+armor_soarin%27_doctor+whooves_prince+blueblood_car_thunderlane.jpeg"><text:span text:style-name="T22_44">_</text:span></text:a></text:span><text:span text:style-name="T22_45"><text:a xlink:type="simple" xlink:href="https://derpicdn.net/img/view/2014/5/23/634546__safe_traditional+art_discord_big+macintosh_shining+armor_soarin%27_doctor+whooves_prince+blueblood_car_thunderlane.jpeg"><text:span text:style-name="T22_46">shining</text:span></text:a></text:span><text:span text:style-name="T22_47"><text:a xlink:type="simple" xlink:href="https://derpicdn.net/img/view/2014/5/23/634546__safe_traditional+art_discord_big+macintosh_shining+armor_soarin%27_doctor+whooves_prince+blueblood_car_thunderlane.jpeg"><text:span text:style-name="T22_48">+</text:span></text:a></text:span><text:span text:style-name="T22_49"><text:a xlink:type="simple" xlink:href="https://derpicdn.net/img/view/2014/5/23/634546__safe_traditional+art_discord_big+macintosh_shining+armor_soarin%27_doctor+whooves_prince+blueblood_car_thunderlane.jpeg"><text:span text:style-name="T22_50">armor</text:span></text:a></text:span><text:span text:style-name="T22_51"><text:a xlink:type="simple" xlink:href="https://derpicdn.net/img/view/2014/5/23/634546__safe_traditional+art_discord_big+macintosh_shining+armor_soarin%27_doctor+whooves_prince+blueblood_car_thunderlane.jpeg"><text:span text:style-name="T22_52">_</text:span></text:a></text:span><text:span text:style-name="T22_53"><text:a xlink:type="simple" xlink:href="https://derpicdn.net/img/view/2014/5/23/634546__safe_traditional+art_discord_big+macintosh_shining+armor_soarin%27_doctor+whooves_prince+blueblood_car_thunderlane.jpeg"><text:span text:style-name="T22_54">soarin</text:span></text:a></text:span><text:span text:style-name="T22_55"><text:a xlink:type="simple" xlink:href="https://derpicdn.net/img/view/2014/5/23/634546__safe_traditional+art_discord_big+macintosh_shining+armor_soarin%27_doctor+whooves_prince+blueblood_car_thunderlane.jpeg"><text:span text:style-name="T22_56">%27_</text:span></text:a></text:span><text:span text:style-name="T22_57"><text:a xlink:type="simple" xlink:href="https://derpicdn.net/img/view/2014/5/23/634546__safe_traditional+art_discord_big+macintosh_shining+armor_soarin%27_doctor+whooves_prince+blueblood_car_thunderlane.jpeg"><text:span text:style-name="T22_58">doctor</text:span></text:a></text:span><text:span text:style-name="T22_59"><text:a xlink:type="simple" xlink:href="https://derpicdn.net/img/view/2014/5/23/634546__safe_traditional+art_discord_big+macintosh_shining+armor_soarin%27_doctor+whooves_prince+blueblood_car_thunderlane.jpeg"><text:span text:style-name="T22_60">+</text:span></text:a></text:span><text:span text:style-name="T22_61"><text:a xlink:type="simple" xlink:href="https://derpicdn.net/img/view/2014/5/23/634546__safe_traditional+art_discord_big+macintosh_shining+armor_soarin%27_doctor+whooves_prince+blueblood_car_thunderlane.jpeg"><text:span text:style-name="T22_62">whooves</text:span></text:a></text:span><text:span text:style-name="T22_63"><text:a xlink:type="simple" xlink:href="https://derpicdn.net/img/view/2014/5/23/634546__safe_traditional+art_discord_big+macintosh_shining+armor_soarin%27_doctor+whooves_prince+blueblood_car_thunderlane.jpeg"><text:span text:style-name="T22_64">_</text:span></text:a></text:span><text:span text:style-name="T22_65"><text:a xlink:type="simple" xlink:href="https://derpicdn.net/img/view/2014/5/23/634546__safe_traditional+art_discord_big+macintosh_shining+armor_soarin%27_doctor+whooves_prince+blueblood_car_thunderlane.jpeg"><text:span text:style-name="T22_66">prince</text:span></text:a></text:span><text:span text:style-name="T22_67"><text:a xlink:type="simple" xlink:href="https://derpicdn.net/img/view/2014/5/23/634546__safe_traditional+art_discord_big+macintosh_shining+armor_soarin%27_doctor+whooves_prince+blueblood_car_thunderlane.jpeg"><text:span text:style-name="T22_68">+</text:span></text:a></text:span><text:span text:style-name="T22_69"><text:a xlink:type="simple" xlink:href="https://derpicdn.net/img/view/2014/5/23/634546__safe_traditional+art_discord_big+macintosh_shining+armor_soarin%27_doctor+whooves_prince+blueblood_car_thunderlane.jpeg"><text:span text:style-name="T22_70">blueblood</text:span></text:a></text:span><text:span text:style-name="T22_71"><text:a xlink:type="simple" xlink:href="https://derpicdn.net/img/view/2014/5/23/634546__safe_traditional+art_discord_big+macintosh_shining+armor_soarin%27_doctor+whooves_prince+blueblood_car_thunderlane.jpeg"><text:span text:style-name="T22_72">_</text:span></text:a></text:span><text:span text:style-name="T22_73"><text:a xlink:type="simple" xlink:href="https://derpicdn.net/img/view/2014/5/23/634546__safe_traditional+art_discord_big+macintosh_shining+armor_soarin%27_doctor+whooves_prince+blueblood_car_thunderlane.jpeg"><text:span text:style-name="T22_74">car</text:span></text:a></text:span><text:span text:style-name="T22_75"><text:a xlink:type="simple" xlink:href="https://derpicdn.net/img/view/2014/5/23/634546__safe_traditional+art_discord_big+macintosh_shining+armor_soarin%27_doctor+whooves_prince+blueblood_car_thunderlane.jpeg"><text:span text:style-name="T22_76">_</text:span></text:a></text:span><text:span text:style-name="T22_77"><text:a xlink:type="simple" xlink:href="https://derpicdn.net/img/view/2014/5/23/634546__safe_traditional+art_discord_big+macintosh_shining+armor_soarin%27_doctor+whooves_prince+blueblood_car_thunderlane.jpeg"><text:span text:style-name="T22_78">thunderlane</text:span></text:a></text:span><text:span text:style-name="T22_79"><text:a xlink:type="simple" xlink:href="https://derpicdn.net/img/view/2014/5/23/634546__safe_traditional+art_discord_big+macintosh_shining+armor_soarin%27_doctor+whooves_prince+blueblood_car_thunderlane.jpeg"><text:span text:style-name="T22_80">.</text:span></text:a></text:span><text:span text:style-name="T22_81"><text:a xlink:type="simple" xlink:href="https://derpicdn.net/img/view/2014/5/23/634546__safe_traditional+art_discord_big+macintosh_shining+armor_soarin%27_doctor+whooves_prince+blueblood_car_thunderlane.jpeg"><text:span text:style-name="T22_82">jpeg</text:span></text:a></text:span></text:p>
      <text:p text:style-name="P23"><text:span text:style-name="T23_1">źródło</text:span></text:p>
      <text:p text:style-name="P24"><text:span text:style-name="T24_1"><text:a xlink:type="simple" xlink:href="https://derpibooru.org/634546?scope=scpeea425fc6d501a59aea0ba0f405f6a3da4342f9c8"><text:span text:style-name="T24_2">https</text:span></text:a></text:span><text:span text:style-name="T24_3"><text:a xlink:type="simple" xlink:href="https://derpibooru.org/634546?scope=scpeea425fc6d501a59aea0ba0f405f6a3da4342f9c8"><text:span text:style-name="T24_4">://</text:span></text:a></text:span><text:span text:style-name="T24_5"><text:a xlink:type="simple" xlink:href="https://derpibooru.org/634546?scope=scpeea425fc6d501a59aea0ba0f405f6a3da4342f9c8"><text:span text:style-name="T24_6">derpibooru</text:span></text:a></text:span><text:span text:style-name="T24_7"><text:a xlink:type="simple" xlink:href="https://derpibooru.org/634546?scope=scpeea425fc6d501a59aea0ba0f405f6a3da4342f9c8"><text:span text:style-name="T24_8">.</text:span></text:a></text:span><text:span text:style-name="T24_9"><text:a xlink:type="simple" xlink:href="https://derpibooru.org/634546?scope=scpeea425fc6d501a59aea0ba0f405f6a3da4342f9c8"><text:span text:style-name="T24_10">org</text:span></text:a></text:span><text:span text:style-name="T24_11"><text:a xlink:type="simple" xlink:href="https://derpibooru.org/634546?scope=scpeea425fc6d501a59aea0ba0f405f6a3da4342f9c8"><text:span text:style-name="T24_12">/634546?</text:span></text:a></text:span><text:span text:style-name="T24_13"><text:a xlink:type="simple" xlink:href="https://derpibooru.org/634546?scope=scpeea425fc6d501a59aea0ba0f405f6a3da4342f9c8"><text:span text:style-name="T24_14">scope</text:span></text:a></text:span><text:span text:style-name="T24_15"><text:a xlink:type="simple" xlink:href="https://derpibooru.org/634546?scope=scpeea425fc6d501a59aea0ba0f405f6a3da4342f9c8"><text:span text:style-name="T24_16">=</text:span></text:a></text:span><text:span text:style-name="T24_17"><text:a xlink:type="simple" xlink:href="https://derpibooru.org/634546?scope=scpeea425fc6d501a59aea0ba0f405f6a3da4342f9c8"><text:span text:style-name="T24_18">scpeea</text:span></text:a></text:span><text:span text:style-name="T24_19"><text:a xlink:type="simple" xlink:href="https://derpibooru.org/634546?scope=scpeea425fc6d501a59aea0ba0f405f6a3da4342f9c8"><text:span text:style-name="T24_20">425</text:span></text:a></text:span><text:span text:style-name="T24_21"><text:a xlink:type="simple" xlink:href="https://derpibooru.org/634546?scope=scpeea425fc6d501a59aea0ba0f405f6a3da4342f9c8"><text:span text:style-name="T24_22">fc</text:span></text:a></text:span><text:span text:style-name="T24_23"><text:a xlink:type="simple" xlink:href="https://derpibooru.org/634546?scope=scpeea425fc6d501a59aea0ba0f405f6a3da4342f9c8"><text:span text:style-name="T24_24">6</text:span></text:a></text:span><text:span text:style-name="T24_25"><text:a xlink:type="simple" xlink:href="https://derpibooru.org/634546?scope=scpeea425fc6d501a59aea0ba0f405f6a3da4342f9c8"><text:span text:style-name="T24_26">d</text:span></text:a></text:span><text:span text:style-name="T24_27"><text:a xlink:type="simple" xlink:href="https://derpibooru.org/634546?scope=scpeea425fc6d501a59aea0ba0f405f6a3da4342f9c8"><text:span text:style-name="T24_28">501</text:span></text:a></text:span><text:span text:style-name="T24_29"><text:a xlink:type="simple" xlink:href="https://derpibooru.org/634546?scope=scpeea425fc6d501a59aea0ba0f405f6a3da4342f9c8"><text:span text:style-name="T24_30">a</text:span></text:a></text:span><text:span text:style-name="T24_31"><text:a xlink:type="simple" xlink:href="https://derpibooru.org/634546?scope=scpeea425fc6d501a59aea0ba0f405f6a3da4342f9c8"><text:span text:style-name="T24_32">59</text:span></text:a></text:span><text:span text:style-name="T24_33"><text:a xlink:type="simple" xlink:href="https://derpibooru.org/634546?scope=scpeea425fc6d501a59aea0ba0f405f6a3da4342f9c8"><text:span text:style-name="T24_34">aea</text:span></text:a></text:span><text:span text:style-name="T24_35"><text:a xlink:type="simple" xlink:href="https://derpibooru.org/634546?scope=scpeea425fc6d501a59aea0ba0f405f6a3da4342f9c8"><text:span text:style-name="T24_36">0</text:span></text:a></text:span><text:span text:style-name="T24_37"><text:a xlink:type="simple" xlink:href="https://derpibooru.org/634546?scope=scpeea425fc6d501a59aea0ba0f405f6a3da4342f9c8"><text:span text:style-name="T24_38">ba</text:span></text:a></text:span><text:span text:style-name="T24_39"><text:a xlink:type="simple" xlink:href="https://derpibooru.org/634546?scope=scpeea425fc6d501a59aea0ba0f405f6a3da4342f9c8"><text:span text:style-name="T24_40">0</text:span></text:a></text:span><text:span text:style-name="T24_41"><text:a xlink:type="simple" xlink:href="https://derpibooru.org/634546?scope=scpeea425fc6d501a59aea0ba0f405f6a3da4342f9c8"><text:span text:style-name="T24_42">f</text:span></text:a></text:span><text:span text:style-name="T24_43"><text:a xlink:type="simple" xlink:href="https://derpibooru.org/634546?scope=scpeea425fc6d501a59aea0ba0f405f6a3da4342f9c8"><text:span text:style-name="T24_44">405</text:span></text:a></text:span><text:span text:style-name="T24_45"><text:a xlink:type="simple" xlink:href="https://derpibooru.org/634546?scope=scpeea425fc6d501a59aea0ba0f405f6a3da4342f9c8"><text:span text:style-name="T24_46">f</text:span></text:a></text:span><text:span text:style-name="T24_47"><text:a xlink:type="simple" xlink:href="https://derpibooru.org/634546?scope=scpeea425fc6d501a59aea0ba0f405f6a3da4342f9c8"><text:span text:style-name="T24_48">6</text:span></text:a></text:span><text:span text:style-name="T24_49"><text:a xlink:type="simple" xlink:href="https://derpibooru.org/634546?scope=scpeea425fc6d501a59aea0ba0f405f6a3da4342f9c8"><text:span text:style-name="T24_50">a</text:span></text:a></text:span><text:span text:style-name="T24_51"><text:a xlink:type="simple" xlink:href="https://derpibooru.org/634546?scope=scpeea425fc6d501a59aea0ba0f405f6a3da4342f9c8"><text:span text:style-name="T24_52">3</text:span></text:a></text:span><text:span text:style-name="T24_53"><text:a xlink:type="simple" xlink:href="https://derpibooru.org/634546?scope=scpeea425fc6d501a59aea0ba0f405f6a3da4342f9c8"><text:span text:style-name="T24_54">da</text:span></text:a></text:span><text:span text:style-name="T24_55"><text:a xlink:type="simple" xlink:href="https://derpibooru.org/634546?scope=scpeea425fc6d501a59aea0ba0f405f6a3da4342f9c8"><text:span text:style-name="T24_56">4342</text:span></text:a></text:span><text:span text:style-name="T24_57"><text:a xlink:type="simple" xlink:href="https://derpibooru.org/634546?scope=scpeea425fc6d501a59aea0ba0f405f6a3da4342f9c8"><text:span text:style-name="T24_58">f</text:span></text:a></text:span><text:span text:style-name="T24_59"><text:a xlink:type="simple" xlink:href="https://derpibooru.org/634546?scope=scpeea425fc6d501a59aea0ba0f405f6a3da4342f9c8"><text:span text:style-name="T24_60">9</text:span></text:a></text:span><text:span text:style-name="T24_61"><text:a xlink:type="simple" xlink:href="https://derpibooru.org/634546?scope=scpeea425fc6d501a59aea0ba0f405f6a3da4342f9c8"><text:span text:style-name="T24_62">c</text:span></text:a></text:span><text:span text:style-name="T24_63"><text:a xlink:type="simple" xlink:href="https://derpibooru.org/634546?scope=scpeea425fc6d501a59aea0ba0f405f6a3da4342f9c8"><text:span text:style-name="T24_64">8</text:span></text:a></text:span></text:p>
      <text:p text:style-name="P25"><text:span text:style-name="T25_1"><office:annotation><dc:creator/><text:p text:style-name="P26"><text:span text:style-name="T26_1">Me</text:span><text:span text:style-name="T26_2"><text:s/></text:span><text:span text:style-name="T26_3">gusta</text:span></text:p></office:annotation></text:span></text:p>
      <text:p text:style-name="P27"/>
      <text:p text:style-name="P28"><text:span text:style-name="T28_1"><text:a xlink:type="simple" xlink:href="https://derpicdn.net/img/view/2015/6/25/923568__safe_smiling_simple+background_big+macintosh_transparent+background_sitting_shining+armor_grin_soarin%27_doctor+whooves.png"><text:span text:style-name="T28_2">https</text:span></text:a></text:span><text:span text:style-name="T28_3"><text:a xlink:type="simple" xlink:href="https://derpicdn.net/img/view/2015/6/25/923568__safe_smiling_simple+background_big+macintosh_transparent+background_sitting_shining+armor_grin_soarin%27_doctor+whooves.png"><text:span text:style-name="T28_4">://</text:span></text:a></text:span><text:span text:style-name="T28_5"><text:a xlink:type="simple" xlink:href="https://derpicdn.net/img/view/2015/6/25/923568__safe_smiling_simple+background_big+macintosh_transparent+background_sitting_shining+armor_grin_soarin%27_doctor+whooves.png"><text:span text:style-name="T28_6">derpicdn</text:span></text:a></text:span><text:span text:style-name="T28_7"><text:a xlink:type="simple" xlink:href="https://derpicdn.net/img/view/2015/6/25/923568__safe_smiling_simple+background_big+macintosh_transparent+background_sitting_shining+armor_grin_soarin%27_doctor+whooves.png"><text:span text:style-name="T28_8">.</text:span></text:a></text:span><text:span text:style-name="T28_9"><text:a xlink:type="simple" xlink:href="https://derpicdn.net/img/view/2015/6/25/923568__safe_smiling_simple+background_big+macintosh_transparent+background_sitting_shining+armor_grin_soarin%27_doctor+whooves.png"><text:span text:style-name="T28_10">net</text:span></text:a></text:span><text:span text:style-name="T28_11"><text:a xlink:type="simple" xlink:href="https://derpicdn.net/img/view/2015/6/25/923568__safe_smiling_simple+background_big+macintosh_transparent+background_sitting_shining+armor_grin_soarin%27_doctor+whooves.png"><text:span text:style-name="T28_12">/</text:span></text:a></text:span><text:span text:style-name="T28_13"><text:a xlink:type="simple" xlink:href="https://derpicdn.net/img/view/2015/6/25/923568__safe_smiling_simple+background_big+macintosh_transparent+background_sitting_shining+armor_grin_soarin%27_doctor+whooves.png"><text:span text:style-name="T28_14">img</text:span></text:a></text:span><text:span text:style-name="T28_15"><text:a xlink:type="simple" xlink:href="https://derpicdn.net/img/view/2015/6/25/923568__safe_smiling_simple+background_big+macintosh_transparent+background_sitting_shining+armor_grin_soarin%27_doctor+whooves.png"><text:span text:style-name="T28_16">/</text:span></text:a></text:span><text:span text:style-name="T28_17"><text:a xlink:type="simple" xlink:href="https://derpicdn.net/img/view/2015/6/25/923568__safe_smiling_simple+background_big+macintosh_transparent+background_sitting_shining+armor_grin_soarin%27_doctor+whooves.png"><text:span text:style-name="T28_18">view</text:span></text:a></text:span><text:span text:style-name="T28_19"><text:a xlink:type="simple" xlink:href="https://derpicdn.net/img/view/2015/6/25/923568__safe_smiling_simple+background_big+macintosh_transparent+background_sitting_shining+armor_grin_soarin%27_doctor+whooves.png"><text:span text:style-name="T28_20">/2015/6/25/923568__</text:span></text:a></text:span><text:span text:style-name="T28_21"><text:a xlink:type="simple" xlink:href="https://derpicdn.net/img/view/2015/6/25/923568__safe_smiling_simple+background_big+macintosh_transparent+background_sitting_shining+armor_grin_soarin%27_doctor+whooves.png"><text:span text:style-name="T28_22">safe</text:span></text:a></text:span><text:span text:style-name="T28_23"><text:a xlink:type="simple" xlink:href="https://derpicdn.net/img/view/2015/6/25/923568__safe_smiling_simple+background_big+macintosh_transparent+background_sitting_shining+armor_grin_soarin%27_doctor+whooves.png"><text:span text:style-name="T28_24">_</text:span></text:a></text:span><text:span text:style-name="T28_25"><text:a xlink:type="simple" xlink:href="https://derpicdn.net/img/view/2015/6/25/923568__safe_smiling_simple+background_big+macintosh_transparent+background_sitting_shining+armor_grin_soarin%27_doctor+whooves.png"><text:span text:style-name="T28_26">smiling</text:span></text:a></text:span><text:span text:style-name="T28_27"><text:a xlink:type="simple" xlink:href="https://derpicdn.net/img/view/2015/6/25/923568__safe_smiling_simple+background_big+macintosh_transparent+background_sitting_shining+armor_grin_soarin%27_doctor+whooves.png"><text:span text:style-name="T28_28">_</text:span></text:a></text:span><text:span text:style-name="T28_29"><text:a xlink:type="simple" xlink:href="https://derpicdn.net/img/view/2015/6/25/923568__safe_smiling_simple+background_big+macintosh_transparent+background_sitting_shining+armor_grin_soarin%27_doctor+whooves.png"><text:span text:style-name="T28_30">simple</text:span></text:a></text:span><text:span text:style-name="T28_31"><text:a xlink:type="simple" xlink:href="https://derpicdn.net/img/view/2015/6/25/923568__safe_smiling_simple+background_big+macintosh_transparent+background_sitting_shining+armor_grin_soarin%27_doctor+whooves.png"><text:span text:style-name="T28_32">+</text:span></text:a></text:span><text:span text:style-name="T28_33"><text:a xlink:type="simple" xlink:href="https://derpicdn.net/img/view/2015/6/25/923568__safe_smiling_simple+background_big+macintosh_transparent+background_sitting_shining+armor_grin_soarin%27_doctor+whooves.png"><text:span text:style-name="T28_34">background</text:span></text:a></text:span><text:span text:style-name="T28_35"><text:a xlink:type="simple" xlink:href="https://derpicdn.net/img/view/2015/6/25/923568__safe_smiling_simple+background_big+macintosh_transparent+background_sitting_shining+armor_grin_soarin%27_doctor+whooves.png"><text:span text:style-name="T28_36">_</text:span></text:a></text:span><text:span text:style-name="T28_37"><text:a xlink:type="simple" xlink:href="https://derpicdn.net/img/view/2015/6/25/923568__safe_smiling_simple+background_big+macintosh_transparent+background_sitting_shining+armor_grin_soarin%27_doctor+whooves.png"><text:span text:style-name="T28_38">big</text:span></text:a></text:span><text:span text:style-name="T28_39"><text:a xlink:type="simple" xlink:href="https://derpicdn.net/img/view/2015/6/25/923568__safe_smiling_simple+background_big+macintosh_transparent+background_sitting_shining+armor_grin_soarin%27_doctor+whooves.png"><text:span text:style-name="T28_40">+</text:span></text:a></text:span><text:span text:style-name="T28_41"><text:a xlink:type="simple" xlink:href="https://derpicdn.net/img/view/2015/6/25/923568__safe_smiling_simple+background_big+macintosh_transparent+background_sitting_shining+armor_grin_soarin%27_doctor+whooves.png"><text:span text:style-name="T28_42">macintosh</text:span></text:a></text:span><text:span text:style-name="T28_43"><text:a xlink:type="simple" xlink:href="https://derpicdn.net/img/view/2015/6/25/923568__safe_smiling_simple+background_big+macintosh_transparent+background_sitting_shining+armor_grin_soarin%27_doctor+whooves.png"><text:span text:style-name="T28_44">_</text:span></text:a></text:span><text:span text:style-name="T28_45"><text:a xlink:type="simple" xlink:href="https://derpicdn.net/img/view/2015/6/25/923568__safe_smiling_simple+background_big+macintosh_transparent+background_sitting_shining+armor_grin_soarin%27_doctor+whooves.png"><text:span text:style-name="T28_46">transparent</text:span></text:a></text:span><text:span text:style-name="T28_47"><text:a xlink:type="simple" xlink:href="https://derpicdn.net/img/view/2015/6/25/923568__safe_smiling_simple+background_big+macintosh_transparent+background_sitting_shining+armor_grin_soarin%27_doctor+whooves.png"><text:span text:style-name="T28_48">+</text:span></text:a></text:span><text:span text:style-name="T28_49"><text:a xlink:type="simple" xlink:href="https://derpicdn.net/img/view/2015/6/25/923568__safe_smiling_simple+background_big+macintosh_transparent+background_sitting_shining+armor_grin_soarin%27_doctor+whooves.png"><text:span text:style-name="T28_50">background</text:span></text:a></text:span><text:span text:style-name="T28_51"><text:a xlink:type="simple" xlink:href="https://derpicdn.net/img/view/2015/6/25/923568__safe_smiling_simple+background_big+macintosh_transparent+background_sitting_shining+armor_grin_soarin%27_doctor+whooves.png"><text:span text:style-name="T28_52">_</text:span></text:a></text:span><text:span text:style-name="T28_53"><text:a xlink:type="simple" xlink:href="https://derpicdn.net/img/view/2015/6/25/923568__safe_smiling_simple+background_big+macintosh_transparent+background_sitting_shining+armor_grin_soarin%27_doctor+whooves.png"><text:span text:style-name="T28_54">sitting</text:span></text:a></text:span><text:span text:style-name="T28_55"><text:a xlink:type="simple" xlink:href="https://derpicdn.net/img/view/2015/6/25/923568__safe_smiling_simple+background_big+macintosh_transparent+background_sitting_shining+armor_grin_soarin%27_doctor+whooves.png"><text:span text:style-name="T28_56">_</text:span></text:a></text:span><text:span text:style-name="T28_57"><text:a xlink:type="simple" xlink:href="https://derpicdn.net/img/view/2015/6/25/923568__safe_smiling_simple+background_big+macintosh_transparent+background_sitting_shining+armor_grin_soarin%27_doctor+whooves.png"><text:span text:style-name="T28_58">shining</text:span></text:a></text:span><text:span text:style-name="T28_59"><text:a xlink:type="simple" xlink:href="https://derpicdn.net/img/view/2015/6/25/923568__safe_smiling_simple+background_big+macintosh_transparent+background_sitting_shining+armor_grin_soarin%27_doctor+whooves.png"><text:span text:style-name="T28_60">+</text:span></text:a></text:span><text:span text:style-name="T28_61"><text:a xlink:type="simple" xlink:href="https://derpicdn.net/img/view/2015/6/25/923568__safe_smiling_simple+background_big+macintosh_transparent+background_sitting_shining+armor_grin_soarin%27_doctor+whooves.png"><text:span text:style-name="T28_62">armor</text:span></text:a></text:span><text:span text:style-name="T28_63"><text:a xlink:type="simple" xlink:href="https://derpicdn.net/img/view/2015/6/25/923568__safe_smiling_simple+background_big+macintosh_transparent+background_sitting_shining+armor_grin_soarin%27_doctor+whooves.png"><text:span text:style-name="T28_64">_</text:span></text:a></text:span><text:span text:style-name="T28_65"><text:a xlink:type="simple" xlink:href="https://derpicdn.net/img/view/2015/6/25/923568__safe_smiling_simple+background_big+macintosh_transparent+background_sitting_shining+armor_grin_soarin%27_doctor+whooves.png"><text:span text:style-name="T28_66">grin</text:span></text:a></text:span><text:span text:style-name="T28_67"><text:a xlink:type="simple" xlink:href="https://derpicdn.net/img/view/2015/6/25/923568__safe_smiling_simple+background_big+macintosh_transparent+background_sitting_shining+armor_grin_soarin%27_doctor+whooves.png"><text:span text:style-name="T28_68">_</text:span></text:a></text:span><text:span text:style-name="T28_69"><text:a xlink:type="simple" xlink:href="https://derpicdn.net/img/view/2015/6/25/923568__safe_smiling_simple+background_big+macintosh_transparent+background_sitting_shining+armor_grin_soarin%27_doctor+whooves.png"><text:span text:style-name="T28_70">soarin</text:span></text:a></text:span><text:span text:style-name="T28_71"><text:a xlink:type="simple" xlink:href="https://derpicdn.net/img/view/2015/6/25/923568__safe_smiling_simple+background_big+macintosh_transparent+background_sitting_shining+armor_grin_soarin%27_doctor+whooves.png"><text:span text:style-name="T28_72">%27_</text:span></text:a></text:span><text:span text:style-name="T28_73"><text:a xlink:type="simple" xlink:href="https://derpicdn.net/img/view/2015/6/25/923568__safe_smiling_simple+background_big+macintosh_transparent+background_sitting_shining+armor_grin_soarin%27_doctor+whooves.png"><text:span text:style-name="T28_74">doctor</text:span></text:a></text:span><text:span text:style-name="T28_75"><text:a xlink:type="simple" xlink:href="https://derpicdn.net/img/view/2015/6/25/923568__safe_smiling_simple+background_big+macintosh_transparent+background_sitting_shining+armor_grin_soarin%27_doctor+whooves.png"><text:span text:style-name="T28_76">+</text:span></text:a></text:span><text:span text:style-name="T28_77"><text:a xlink:type="simple" xlink:href="https://derpicdn.net/img/view/2015/6/25/923568__safe_smiling_simple+background_big+macintosh_transparent+background_sitting_shining+armor_grin_soarin%27_doctor+whooves.png"><text:span text:style-name="T28_78">whooves</text:span></text:a></text:span><text:span text:style-name="T28_79"><text:a xlink:type="simple" xlink:href="https://derpicdn.net/img/view/2015/6/25/923568__safe_smiling_simple+background_big+macintosh_transparent+background_sitting_shining+armor_grin_soarin%27_doctor+whooves.png"><text:span text:style-name="T28_80">.</text:span></text:a></text:span><text:span text:style-name="T28_81"><text:a xlink:type="simple" xlink:href="https://derpicdn.net/img/view/2015/6/25/923568__safe_smiling_simple+background_big+macintosh_transparent+background_sitting_shining+armor_grin_soarin%27_doctor+whooves.png"><text:span text:style-name="T28_82">png</text:span></text:a></text:span></text:p>
      <text:p text:style-name="P29"><text:span text:style-name="T29_1">źródło</text:span></text:p>
      <text:p text:style-name="P30"><text:span text:style-name="T30_1"><text:a xlink:type="simple" xlink:href="https://derpibooru.org/923568?scope=scpeea425fc6d501a59aea0ba0f405f6a3da4342f9c8"><text:span text:style-name="T30_2">https</text:span></text:a></text:span><text:span text:style-name="T30_3"><text:a xlink:type="simple" xlink:href="https://derpibooru.org/923568?scope=scpeea425fc6d501a59aea0ba0f405f6a3da4342f9c8"><text:span text:style-name="T30_4">://</text:span></text:a></text:span><text:span text:style-name="T30_5"><text:a xlink:type="simple" xlink:href="https://derpibooru.org/923568?scope=scpeea425fc6d501a59aea0ba0f405f6a3da4342f9c8"><text:span text:style-name="T30_6">derpibooru</text:span></text:a></text:span><text:span text:style-name="T30_7"><text:a xlink:type="simple" xlink:href="https://derpibooru.org/923568?scope=scpeea425fc6d501a59aea0ba0f405f6a3da4342f9c8"><text:span text:style-name="T30_8">.</text:span></text:a></text:span><text:span text:style-name="T30_9"><text:a xlink:type="simple" xlink:href="https://derpibooru.org/923568?scope=scpeea425fc6d501a59aea0ba0f405f6a3da4342f9c8"><text:span text:style-name="T30_10">org</text:span></text:a></text:span><text:span text:style-name="T30_11"><text:a xlink:type="simple" xlink:href="https://derpibooru.org/923568?scope=scpeea425fc6d501a59aea0ba0f405f6a3da4342f9c8"><text:span text:style-name="T30_12">/923568?</text:span></text:a></text:span><text:span text:style-name="T30_13"><text:a xlink:type="simple" xlink:href="https://derpibooru.org/923568?scope=scpeea425fc6d501a59aea0ba0f405f6a3da4342f9c8"><text:span text:style-name="T30_14">scope</text:span></text:a></text:span><text:span text:style-name="T30_15"><text:a xlink:type="simple" xlink:href="https://derpibooru.org/923568?scope=scpeea425fc6d501a59aea0ba0f405f6a3da4342f9c8"><text:span text:style-name="T30_16">=</text:span></text:a></text:span><text:span text:style-name="T30_17"><text:a xlink:type="simple" xlink:href="https://derpibooru.org/923568?scope=scpeea425fc6d501a59aea0ba0f405f6a3da4342f9c8"><text:span text:style-name="T30_18">scpeea</text:span></text:a></text:span><text:span text:style-name="T30_19"><text:a xlink:type="simple" xlink:href="https://derpibooru.org/923568?scope=scpeea425fc6d501a59aea0ba0f405f6a3da4342f9c8"><text:span text:style-name="T30_20">425</text:span></text:a></text:span><text:span text:style-name="T30_21"><text:a xlink:type="simple" xlink:href="https://derpibooru.org/923568?scope=scpeea425fc6d501a59aea0ba0f405f6a3da4342f9c8"><text:span text:style-name="T30_22">fc</text:span></text:a></text:span><text:span text:style-name="T30_23"><text:a xlink:type="simple" xlink:href="https://derpibooru.org/923568?scope=scpeea425fc6d501a59aea0ba0f405f6a3da4342f9c8"><text:span text:style-name="T30_24">6</text:span></text:a></text:span><text:span text:style-name="T30_25"><text:a xlink:type="simple" xlink:href="https://derpibooru.org/923568?scope=scpeea425fc6d501a59aea0ba0f405f6a3da4342f9c8"><text:span text:style-name="T30_26">d</text:span></text:a></text:span><text:span text:style-name="T30_27"><text:a xlink:type="simple" xlink:href="https://derpibooru.org/923568?scope=scpeea425fc6d501a59aea0ba0f405f6a3da4342f9c8"><text:span text:style-name="T30_28">501</text:span></text:a></text:span><text:span text:style-name="T30_29"><text:a xlink:type="simple" xlink:href="https://derpibooru.org/923568?scope=scpeea425fc6d501a59aea0ba0f405f6a3da4342f9c8"><text:span text:style-name="T30_30">a</text:span></text:a></text:span><text:span text:style-name="T30_31"><text:a xlink:type="simple" xlink:href="https://derpibooru.org/923568?scope=scpeea425fc6d501a59aea0ba0f405f6a3da4342f9c8"><text:span text:style-name="T30_32">59</text:span></text:a></text:span><text:span text:style-name="T30_33"><text:a xlink:type="simple" xlink:href="https://derpibooru.org/923568?scope=scpeea425fc6d501a59aea0ba0f405f6a3da4342f9c8"><text:span text:style-name="T30_34">aea</text:span></text:a></text:span><text:span text:style-name="T30_35"><text:a xlink:type="simple" xlink:href="https://derpibooru.org/923568?scope=scpeea425fc6d501a59aea0ba0f405f6a3da4342f9c8"><text:span text:style-name="T30_36">0</text:span></text:a></text:span><text:span text:style-name="T30_37"><text:a xlink:type="simple" xlink:href="https://derpibooru.org/923568?scope=scpeea425fc6d501a59aea0ba0f405f6a3da4342f9c8"><text:span text:style-name="T30_38">ba</text:span></text:a></text:span><text:span text:style-name="T30_39"><text:a xlink:type="simple" xlink:href="https://derpibooru.org/923568?scope=scpeea425fc6d501a59aea0ba0f405f6a3da4342f9c8"><text:span text:style-name="T30_40">0</text:span></text:a></text:span><text:span text:style-name="T30_41"><text:a xlink:type="simple" xlink:href="https://derpibooru.org/923568?scope=scpeea425fc6d501a59aea0ba0f405f6a3da4342f9c8"><text:span text:style-name="T30_42">f</text:span></text:a></text:span><text:span text:style-name="T30_43"><text:a xlink:type="simple" xlink:href="https://derpibooru.org/923568?scope=scpeea425fc6d501a59aea0ba0f405f6a3da4342f9c8"><text:span text:style-name="T30_44">405</text:span></text:a></text:span><text:span text:style-name="T30_45"><text:a xlink:type="simple" xlink:href="https://derpibooru.org/923568?scope=scpeea425fc6d501a59aea0ba0f405f6a3da4342f9c8"><text:span text:style-name="T30_46">f</text:span></text:a></text:span><text:span text:style-name="T30_47"><text:a xlink:type="simple" xlink:href="https://derpibooru.org/923568?scope=scpeea425fc6d501a59aea0ba0f405f6a3da4342f9c8"><text:span text:style-name="T30_48">6</text:span></text:a></text:span><text:span text:style-name="T30_49"><text:a xlink:type="simple" xlink:href="https://derpibooru.org/923568?scope=scpeea425fc6d501a59aea0ba0f405f6a3da4342f9c8"><text:span text:style-name="T30_50">a</text:span></text:a></text:span><text:span text:style-name="T30_51"><text:a xlink:type="simple" xlink:href="https://derpibooru.org/923568?scope=scpeea425fc6d501a59aea0ba0f405f6a3da4342f9c8"><text:span text:style-name="T30_52">3</text:span></text:a></text:span><text:span text:style-name="T30_53"><text:a xlink:type="simple" xlink:href="https://derpibooru.org/923568?scope=scpeea425fc6d501a59aea0ba0f405f6a3da4342f9c8"><text:span text:style-name="T30_54">da</text:span></text:a></text:span><text:span text:style-name="T30_55"><text:a xlink:type="simple" xlink:href="https://derpibooru.org/923568?scope=scpeea425fc6d501a59aea0ba0f405f6a3da4342f9c8"><text:span text:style-name="T30_56">4342</text:span></text:a></text:span><text:span text:style-name="T30_57"><text:a xlink:type="simple" xlink:href="https://derpibooru.org/923568?scope=scpeea425fc6d501a59aea0ba0f405f6a3da4342f9c8"><text:span text:style-name="T30_58">f</text:span></text:a></text:span><text:span text:style-name="T30_59"><text:a xlink:type="simple" xlink:href="https://derpibooru.org/923568?scope=scpeea425fc6d501a59aea0ba0f405f6a3da4342f9c8"><text:span text:style-name="T30_60">9</text:span></text:a></text:span><text:span text:style-name="T30_61"><text:a xlink:type="simple" xlink:href="https://derpibooru.org/923568?scope=scpeea425fc6d501a59aea0ba0f405f6a3da4342f9c8"><text:span text:style-name="T30_62">c</text:span></text:a></text:span><text:span text:style-name="T30_63"><text:a xlink:type="simple" xlink:href="https://derpibooru.org/923568?scope=scpeea425fc6d501a59aea0ba0f405f6a3da4342f9c8"><text:span text:style-name="T30_64">8</text:span></text:a>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